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Tahoma" svg:font-family="Tahoma" style:font-family-generic="swiss"/>
    <style:font-face style:name="XB Kayhan" svg:font-family="'XB Kayh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left="0in" fo:margin-right="0in" fo:text-align="end" style:justify-single-word="false" fo:text-indent="0in" style:auto-text-indent="false" style:writing-mode="rl-tb"/>
      <style:text-properties fo:font-variant="normal" fo:text-transform="none" fo:color="#000000" style:font-name="XB Kayhan" fo:letter-spacing="normal" style:font-name-complex="XB Kayhan"/>
    </style:style>
    <style:style style:name="P2" style:family="paragraph" style:parent-style-name="Text_20_body">
      <style:paragraph-properties fo:margin-left="0in" fo:margin-right="0in" fo:text-align="end" style:justify-single-word="false" fo:text-indent="0in" style:auto-text-indent="false" style:writing-mode="rl-tb"/>
      <style:text-properties style:font-name="XB Kayhan" style:font-name-complex="XB Kayhan"/>
    </style:style>
    <style:style style:name="T1" style:family="text">
      <style:text-properties fo:font-size="14pt" fo:font-style="normal" fo:font-weight="normal"/>
    </style:style>
    <style:style style:name="T2" style:family="text">
      <style:text-properties fo:font-size="10pt" fo:language="fa" fo:country="IR" fo:font-style="normal" fo:font-weight="normal"/>
    </style:style>
    <style:style style:name="T3" style:family="text">
      <style:text-properties fo:font-size="10pt" fo:font-style="normal" fo:font-weight="normal"/>
    </style:style>
    <style:style style:name="T4" style:family="text">
      <style:text-properties style:font-size-complex="10pt" style:language-complex="fa" style:country-complex="IR" style:font-style-complex="normal" style:font-weight-complex="normal"/>
    </style:style>
    <style:style style:name="T5" style:family="text">
      <style:text-properties fo:font-weight="bold" style:font-weight-asian="bold" style:font-size-complex="10pt" style:language-complex="fa" style:country-complex="IR" style:font-style-complex="normal" style:font-weight-complex="bold"/>
    </style:style>
    <style:style style:name="T6" style:family="text">
      <style:text-properties fo:font-variant="normal" fo:text-transform="none" fo:color="#000000" fo:letter-spacing="normal" style:font-size-complex="10pt" style:language-complex="fa" style:country-complex="IR" style:font-style-complex="normal" style:font-weight-complex="normal"/>
    </style:style>
    <style:style style:name="T7" style:family="text">
      <style:text-properties fo:font-variant="normal" fo:text-transform="none" fo:color="#000000" fo:font-size="10pt" fo:letter-spacing="normal" fo:language="fa" fo:country="IR"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شب چله بود</text:span><text:span text:style-name="T2">. </text:span><text:span text:style-name="T4">ته دریا ماهی پیر دوازده هزار تا از بچه‌ها و نوه‌هایش را دور خودش جمع کرده بود و برای آن‌ها قصه می‌گفت</text:span><text:span text:style-name="T2">: <text:line-break/><text:line-break/>«</text:span><text:span text:style-name="T4">یکی بود یکی نبود</text:span><text:span text:style-name="T2">. </text:span><text:span text:style-name="T4">یک ماهی سیاه کوچولو بود که با مادرش در جویباری زندگی می‌کرد</text:span><text:span text:style-name="T2">.</text:span><text:span text:style-name="T4">این جویبار از دیواره‌های سنگی کوه بیرون می‌زد و در ته دره روان می‌شد</text:span><text:span text:style-name="T2">. </text:span><text:span text:style-name="T4">خانۀ ماهی کوچولو و مادرش پشت سنگ سیاهی بود؛ زیر سقفی از خزه</text:span><text:span text:style-name="T2">. </text:span><text:span text:style-name="T4">شب‌ها، دوتایی زیر خزه‌ها می‌خوابیدند</text:span><text:span text:style-name="T2">. </text:span><text:span text:style-name="T4">ماهی کوچولو حسرت به دلش مانده بود که یک دفعه هم که شده، مهتاب را توی خانه‌شان ببیند</text:span><text:span text:style-name="T2">!»<text:line-break/><text:line-break/></text:span><text:span text:style-name="T4">مادر و بچه، صبح تا شام دنبال همدیگر می‌افتادند و گاهی هم قاطی ماهی‌های دیگر می‌شدند و تند تند، توی یک تکه‌جا، می‌رفتند و برمی‌گشتند</text:span><text:span text:style-name="T2">. </text:span><text:span text:style-name="T4">این بچه یکی‌ یک‌دانه بود ـ چون از ده‌هزار تخمی که مادر گذاشته بود ـ تنها همین یک بچه سالم در آمده بود</text:span><text:span text:style-name="T2">.<text:line-break/><text:line-break/></text:span><text:span text:style-name="T4">چند روزی بود که ماهی کوچولو تو فکر بود و خیلی کم حرف می‌زد</text:span><text:span text:style-name="T2">. </text:span><text:span text:style-name="T4">با تنبلی و بی‌میلی از این‌طرف به آن‌طرف می‌رفت و بر می‌گشت و بیشتر وقت‌ها هم از مادرش عقب می‌افتاد</text:span><text:span text:style-name="T2">. </text:span><text:span text:style-name="T4">مادر خیال می‌کرد بچه‌اش کسالتی دارد که به زودی برطرف خواهد شد، اما نگو که درد ماهی سیاه از چیز دیگری است</text:span><text:span text:style-name="T2">!</text:span></text:p>
      <text:p text:style-name="P1"><draw:frame draw:style-name="fr1" draw:name="graphics1" text:anchor-type="as-char" svg:width="3.1492in" svg:height="1.6299in" draw:z-index="0"><draw:image xlink:href="http://www.parand.se/aks/kanon/mahi-siah-01.jpg" xlink:type="simple" xlink:show="embed" xlink:actuate="onLoad"/></draw:frame></text:p>
      <text:p text:style-name="P1"><text:span text:style-name="T4">یک‌روز صبح زود، آفتاب نزده، ماهی کوچولو مادرش را بیدار کرد و گفت</text:span><text:span text:style-name="T2">: «</text:span><text:span text:style-name="T4">مادر، می‌خواهم با تو چند کلمه‌یی حرف بزنم</text:span><text:span text:style-name="T2">.»<text:line-break/><text:line-break/></text:span><text:span text:style-name="T4">مادر خواب‌آلود گفت</text:span><text:span text:style-name="T2">: «</text:span><text:span text:style-name="T4">بچه جون، حالا هم وقت گیر آوردی</text:span><text:span text:style-name="T2">! </text:span><text:span text:style-name="T4">حرفت را بگذار برای بعد، بهتر نیست برویم </text:span><text:span text:style-name="T5">گردش</text:span><text:span text:style-name="T4">؟</text:span><text:span text:style-name="T2">»<text:line-break/></text:span><text:span text:style-name="T4">ماهی کوچولو گفت</text:span><text:span text:style-name="T2">: «</text:span><text:span text:style-name="T4">نه مادر، من دیگر نمی‌توانم </text:span><text:span text:style-name="T5">گردش</text:span><text:span text:style-name="T4"> کنم</text:span><text:span text:style-name="T2">. </text:span><text:span text:style-name="T4">باید از اینجا بروم</text:span><text:span text:style-name="T2">.»<text:line-break/></text:span><text:span text:style-name="T4">مادرش گفت</text:span><text:span text:style-name="T2">: «</text:span><text:span text:style-name="T4">حتما باید بروی؟</text:span><text:span text:style-name="T2">»<text:line-break/></text:span><text:span text:style-name="T4">ماهی کوچولو گفت</text:span><text:span text:style-name="T2">: « </text:span><text:span text:style-name="T4">آره مادر باید بروم</text:span><text:span text:style-name="T2">.»<text:line-break/></text:span><text:span text:style-name="T4">مادرش گفت</text:span><text:span text:style-name="T2">: «</text:span><text:span text:style-name="T4">آخر، صبح به این زودی کجا می‌خواهی بروی؟</text:span><text:span text:style-name="T2">»</text:span></text:p>
      <text:p text:style-name="P1"><text:span text:style-name="T4">ماهی سیاه کوچولو گفت</text:span><text:span text:style-name="T2">: «</text:span><text:span text:style-name="T4">می‌خواهم بروم ببینم آخر جویبار کجاست</text:span><text:span text:style-name="T2">. </text:span><text:span text:style-name="T4">می‌دانی مادر، من ماه‌هاست تو این فکرم که آخر جویبار کجاست و هنوز که هنوز است، نتوانسته‌ام چیزی سر در بیاورم</text:span><text:span text:style-name="T2">. </text:span><text:span text:style-name="T4">از دیشب تا حالا چشم به‌هم نگذاشته‌ام و همه‌اش فکر کرده‌ام</text:span><text:span text:style-name="T2">. </text:span><text:span text:style-name="T4">آخرش هم تصمیم گرفتم خودم بروم آخر جویبار را پیدا کنم</text:span><text:span text:style-name="T2">. </text:span><text:span text:style-name="T4">دلم می‌خواهد بدانم جاهای دیگر چه خبرهایی هست</text:span><text:span text:style-name="T2">.»</text:span></text:p>
      <text:p text:style-name="P1"><text:span text:style-name="T4">مادر خندید و گفت</text:span><text:span text:style-name="T2">: «</text:span><text:span text:style-name="T4">من هم وقتی بچه بودم، خیلی از این فکرها می‌کردم</text:span><text:span text:style-name="T2">. </text:span><text:span text:style-name="T4">آخر جانم</text:span><text:span text:style-name="T2">! </text:span><text:span text:style-name="T4">جویبار که اول و آخر ندارد؛ همین است که هست</text:span><text:span text:style-name="T2">! </text:span><text:span text:style-name="T4">جویبار همیشه روان است و به هیچ جایی هم نمی‌رسد</text:span><text:span text:style-name="T2">.»</text:span></text:p>
      <text:p text:style-name="P1"><text:span text:style-name="T4">ماهی سیاه کوچولو گفت</text:span><text:span text:style-name="T2">: « </text:span><text:span text:style-name="T4">آخر مادر جان، مگر نه این‌ست که هر چیزی به آخر می‌رسد؟ شب به آخر می‌رسد، روز به آخر می‌رسد؛ هفته، ماه، سال</text:span><text:span text:style-name="T2">. . .»</text:span></text:p>
      <text:p text:style-name="P1"><text:span text:style-name="T4">مادرش میان حرفش دوید و گفت</text:span><text:span text:style-name="T2">: «</text:span><text:span text:style-name="T4">این حرف‌های گُنده گُنده را بگذار کنار، پاشو برویم </text:span><text:span text:style-name="T5">گردش</text:span><text:span text:style-name="T2">. </text:span><text:span text:style-name="T4">حالا موقع </text:span><text:span text:style-name="T5">گردش</text:span><text:span text:style-name="T4"> است نه این حرف‌ها</text:span><text:span text:style-name="T2">!»</text:span></text:p>
      <text:p text:style-name="P1"><text:span text:style-name="T4">ماهی سیاه کوچولو گفت</text:span><text:span text:style-name="T2">: «</text:span><text:span text:style-name="T4">نه مادر، من دیگر از این <text:s/></text:span><text:span text:style-name="T5">گردش‌ها</text:span><text:span text:style-name="T4"> خسته شده‌ام، می‌خواهم راه بیفتم و بروم ببینم جاهای دیگر چه خبرهایی هست</text:span><text:span text:style-name="T2">. </text:span><text:span text:style-name="T4">ممکن است فکر کنی که یک کسی این حرف‌ها را به ماهی کوچولو یاد داده، اما بدان که من خودم خیلی وقت است در این فکرم</text:span><text:span text:style-name="T2">. </text:span><text:span text:style-name="T4">البته خیلی چیزها </text:span><text:soft-page-break/><text:span text:style-name="T4">هم از این و آن یاد گرفته‌ام؛ مثلا این را فهمیده‌ام که بیشتر ماهی‌ها، موقع پیری شکایت می‌کنند که زندگی‌شان را بیخودی تلف کرده‌اند</text:span><text:span text:style-name="T2">. </text:span><text:span text:style-name="T4">دایم ناله و نفرین می‌کنند و از همه چیز شکایت دارند</text:span><text:span text:style-name="T2">. </text:span><text:span text:style-name="T4">من می‌خواهم بدانم که، راستی راستی زندگی یعنی اینکه توی یک تکه‌جا، هی بروی و برگردی تا پیر بشوی و دیگر هیچ، یا اینکه طور دیگری هم توی دنیا می‌شود زندگی کرد</text:span><text:span text:style-name="T2">. . .</text:span><text:span text:style-name="T4">؟</text:span><text:span text:style-name="T2">»</text:span></text:p>
      <text:p text:style-name="P1"><text:span text:style-name="T4">وقتی حرف ماهی کوچولو تمام شد، مادرش گفت</text:span><text:span text:style-name="T2">:«</text:span><text:span text:style-name="T4">بچه جان</text:span><text:span text:style-name="T2">! </text:span><text:span text:style-name="T4">مگر به‌سرت زده؟ دنیا</text:span><text:span text:style-name="T2">!</text:span><text:span text:style-name="T1"> </text:span><text:span text:style-name="T4">دنیا</text:span><text:span text:style-name="T2">!... </text:span><text:span text:style-name="T4">دنیا دیگر یعنی چه؟ دنیا همین جاست که ما هستیم، زندگی هم همین است که ما داریم </text:span><text:span text:style-name="T2">. . .»</text:span></text:p>
      <text:p text:style-name="P1"><draw:frame draw:style-name="fr1" draw:name="graphics2" text:anchor-type="as-char" svg:width="3.1492in" svg:height="1.5043in" draw:z-index="1"><draw:image xlink:href="http://www.parand.se/aks/kanon/mahi-siah-02.jpg" xlink:type="simple" xlink:show="embed" xlink:actuate="onLoad"/></draw:frame></text:p>
      <text:p text:style-name="P1"><text:span text:style-name="T4">در این وقت، ماهی بزرگی به خانه‌ی آنها نزدیک شد و گفت</text:span><text:span text:style-name="T2">: «</text:span><text:span text:style-name="T4">همسایه، سر چی با بچه‌ات بگو مگو می‌کنی، انگار امروز خیال </text:span><text:span text:style-name="T5">گردش</text:span><text:span text:style-name="T4"> کردن ندارید؟</text:span><text:span text:style-name="T2">»<text:line-break/><text:line-break/></text:span><text:span text:style-name="T4">مادر ماهی، به صدای همسایه، از خانه بیرون آمد و گفت</text:span><text:span text:style-name="T2">: «</text:span><text:span text:style-name="T4">چه سال و زمانه‌یی شده</text:span><text:span text:style-name="T2">! </text:span><text:span text:style-name="T4">حالا دیگر بچه‌ها می‌خواهند به مادرهاشان چیز یاد بدهند</text:span><text:span text:style-name="T2">.»<text:line-break/></text:span><text:span text:style-name="T4">همسایه گفت</text:span><text:span text:style-name="T2">: «</text:span><text:span text:style-name="T4">چطور مگر؟</text:span><text:span text:style-name="T2">»<text:line-break/></text:span><text:span text:style-name="T4">مادر ماهی گفت</text:span><text:span text:style-name="T2">: «</text:span><text:span text:style-name="T4">ببین این نیم‌وجبی کجاها می‌خواهد برود</text:span><text:span text:style-name="T2">! </text:span><text:span text:style-name="T4">دایم می‌گوید می‌خواهم بروم ببینم دنیا چه خبرست</text:span><text:span text:style-name="T2">! </text:span><text:span text:style-name="T4">چه حرف‌های گنده گنده‌یی</text:span><text:span text:style-name="T2">!»<text:line-break/><text:line-break/></text:span><text:span text:style-name="T4">همسایه گفت</text:span><text:span text:style-name="T2">: «</text:span><text:span text:style-name="T4">کوچولو، ببینم تو از کی تا حالا عالم و فیلسوف شده‌ای و ما را خبر نکرده‌ای؟</text:span><text:span text:style-name="T2">»<text:line-break/></text:span><text:span text:style-name="T4">ماهی کوچولو گفت</text:span><text:span text:style-name="T2">: «</text:span><text:span text:style-name="T4">خانم</text:span><text:span text:style-name="T2">! </text:span><text:span text:style-name="T4">من نمی‌دانم شما </text:span><text:span text:style-name="T2">«</text:span><text:span text:style-name="T4">عالم و فیلسوف</text:span><text:span text:style-name="T2">» </text:span><text:span text:style-name="T4">به چه می‌گویید</text:span><text:span text:style-name="T2">. </text:span><text:span text:style-name="T4">من فقط از این </text:span><text:span text:style-name="T5">گردش‌</text:span><text:span text:style-name="T4">ها خسته شده‌ام و نمی‌خواهم به این </text:span><text:span text:style-name="T5">گردش‌</text:span><text:span text:style-name="T4">های خسته‌ کننده ادامه بدهم و الکی خوش باشم و یک دفعه چشم باز کنم ببینم مثل شماها پیر شده‌ام و هنوز هم همان ماهی چشم و گوش بسته‌ام که بودم</text:span><text:span text:style-name="T2">.»<text:line-break/></text:span><text:span text:style-name="T4">همسایه گفت</text:span><text:span text:style-name="T2">: «</text:span><text:span text:style-name="T4">وا</text:span><text:span text:style-name="T2">!... </text:span><text:span text:style-name="T4">چه حرف‌ها</text:span><text:span text:style-name="T2">!»<text:line-break/><text:line-break/></text:span><text:span text:style-name="T4">مادرش گفت</text:span><text:span text:style-name="T2">: «</text:span><text:span text:style-name="T4">من هیچ فکر نمی‌کردم بچه‌ی یکی یک‌ دانه‌ام اینطوری از آب در بیاید</text:span><text:span text:style-name="T2">. </text:span><text:span text:style-name="T4">نمی‌دانم کدام بدجنسی زیر پای بچه‌ی نازنینم نشسته</text:span><text:span text:style-name="T2">!»<text:line-break/></text:span><text:span text:style-name="T4">ماهی کوچولو گفت</text:span><text:span text:style-name="T2">: «</text:span><text:span text:style-name="T4">هیچ‌کس زیر پای من ننشسته</text:span><text:span text:style-name="T2">. </text:span><text:span text:style-name="T4">من خودم عقل و هوش دارم و می‌فهمم، چشم دارم و می‌بینم</text:span><text:span text:style-name="T2">.»<text:line-break/><text:line-break/></text:span><text:span text:style-name="T4">همسایه به مادر ماهی کوچولو گفت</text:span><text:span text:style-name="T2">: «</text:span><text:span text:style-name="T4">خواهر، آن حلزون پیچ‌ پیچیه یادت می‌آید؟</text:span><text:span text:style-name="T2">»<text:line-break/></text:span><text:span text:style-name="T4">مادر گفت</text:span><text:span text:style-name="T2">: «</text:span><text:span text:style-name="T4">آره خوب گفتی، زیاد پاپی بچه‌ام می‌شد</text:span><text:span text:style-name="T2">. </text:span><text:span text:style-name="T4">بگویم خدا چکارش کند</text:span><text:span text:style-name="T2">!»<text:line-break/></text:span><text:span text:style-name="T4">ماهی کوچولو گفت</text:span><text:span text:style-name="T2">: «</text:span><text:span text:style-name="T4">بس کن مادر</text:span><text:span text:style-name="T2">! </text:span><text:span text:style-name="T4">او رفیق من بود</text:span><text:span text:style-name="T2">.»<text:line-break/><text:line-break/></text:span><text:span text:style-name="T4">مادرش گفت</text:span><text:span text:style-name="T2">: «</text:span><text:span text:style-name="T4">رفاقت ماهی و حلزون، دیگر نشنیده بودیم</text:span><text:span text:style-name="T2">!»<text:line-break/></text:span><text:span text:style-name="T4">ماهی کوچولو گفت</text:span><text:span text:style-name="T2">: «</text:span><text:span text:style-name="T4">من هم دشمنی ماهی و حلزون نشنیده بودم، اما شماها سر آن بیچاره را زیر آب کردید</text:span><text:span text:style-name="T2">.»<text:line-break/></text:span><text:span text:style-name="T4">همسایه گفت</text:span><text:span text:style-name="T2">: «</text:span><text:span text:style-name="T4">این حرف‌ها مال گذشته است</text:span><text:span text:style-name="T2">.»<text:line-break/></text:span><text:span text:style-name="T4">ماهی کوچولو گفت</text:span><text:span text:style-name="T2">: «</text:span><text:span text:style-name="T4">شما خودتان حرف گذشته را پیش کشیدید</text:span><text:span text:style-name="T2">.»<text:line-break/><text:line-break/></text:span><text:span text:style-name="T4">مادرش گفت</text:span><text:span text:style-name="T2">: «</text:span><text:span text:style-name="T4">حقش بود بکشیمش، مگر یادت رفته اینجا و آنجا که می‌نشست چه حرف‌هایی می‌زد؟</text:span><text:span text:style-name="T2">»<text:line-break/></text:span><text:soft-page-break/><text:span text:style-name="T4">ماهی کوچولو گفت</text:span><text:span text:style-name="T2">: «</text:span><text:span text:style-name="T4">پس مرا هم بکشید، چون من هم همان حرف‌ها را می‌زنم</text:span><text:span text:style-name="T2">.»<text:line-break/><text:line-break/></text:span><text:span text:style-name="T4">چه دردسرتان بدهم</text:span><text:span text:style-name="T2">! </text:span><text:span text:style-name="T4">صدای بگو مگو، ماهی‌های دیگر را هم به آنجا کشاند</text:span><text:span text:style-name="T2">. </text:span><text:span text:style-name="T4">حرف‌های ماهی کوچولو همه را عصبانی کرده بود</text:span><text:span text:style-name="T2">. </text:span><text:span text:style-name="T4">یکی از ماهی‌پیره‌ها گفت</text:span><text:span text:style-name="T2">: «</text:span><text:span text:style-name="T4">خیال کرده‌ای به تو رحم هم می‌کنیم؟</text:span><text:span text:style-name="T2">»</text:span></text:p>
      <text:p text:style-name="P1"><text:span text:style-name="T4">دیگری گفت</text:span><text:span text:style-name="T2">: «</text:span><text:span text:style-name="T4">فقط یک گوشمالی کوچولو می‌خواهد</text:span><text:span text:style-name="T2">!»<text:line-break/></text:span><text:span text:style-name="T4">مادر ماهی سیاه گفت</text:span><text:span text:style-name="T2">: «</text:span><text:span text:style-name="T4">بروید کنار</text:span><text:span text:style-name="T2">! </text:span><text:span text:style-name="T4">دست به بچه‌ام نزنید</text:span><text:span text:style-name="T2">!»<text:line-break/></text:span><text:span text:style-name="T4">یکی دیگر از آن‌ها گفت</text:span><text:span text:style-name="T2">: «</text:span><text:span text:style-name="T4">خانم</text:span><text:span text:style-name="T2">! </text:span><text:span text:style-name="T4">وقتی بچه‌ات را، آنطور که لازم است تربیت نمی‌کنی، باید سزایش را هم ببینی</text:span><text:span text:style-name="T2">.»<text:line-break/></text:span><text:span text:style-name="T4">همسایه گفت</text:span><text:span text:style-name="T2">: «</text:span><text:span text:style-name="T4">من که خجالت می‌کشم در همسایگی شما زندگی کنم</text:span><text:span text:style-name="T2">.»<text:line-break/></text:span><text:span text:style-name="T4">دیگری گفت</text:span><text:span text:style-name="T2">: «</text:span><text:span text:style-name="T4">تا کارش به جاهای باریک نکشیده، بفرستیمش پیش حلزون پیره</text:span><text:span text:style-name="T2">.»</text:span></text:p>
      <text:p text:style-name="P1"><text:span text:style-name="T4">ماهی‌ها تا آمدند ماهی سیاه کوچولو را بگیرند، دوستانش او را دوره کردند و از معرکه بیرونش بردند</text:span><text:span text:style-name="T2">. </text:span><text:span text:style-name="T4">مادر ماهی سیاه توی سر و سینه‌اش می‌زد و گریه می‌کرد و می‌گفت</text:span><text:span text:style-name="T2">: «</text:span><text:span text:style-name="T4">وای، بچه‌ام دارد از دستم می‌رود</text:span><text:span text:style-name="T2">. </text:span><text:span text:style-name="T4">چکار کنم؟ چه خاکی به سرم بریزم؟</text:span><text:span text:style-name="T2">»</text:span></text:p>
      <text:p text:style-name="P1"><text:span text:style-name="T4">ماهی کوچولو گفت</text:span><text:span text:style-name="T2">: «</text:span><text:span text:style-name="T4">مادر</text:span><text:span text:style-name="T2">! </text:span><text:span text:style-name="T4">برای من گریه نکن، به‌حال این پیر ماهی‌های درمانده گریه کن</text:span><text:span text:style-name="T2">.»<text:line-break/></text:span><text:span text:style-name="T4">یکی از ماهی‌ها از دور داد کشید</text:span><text:span text:style-name="T2">: «</text:span><text:span text:style-name="T4">توهین نکن، نیم‌وجبی</text:span><text:span text:style-name="T2">!»<text:line-break/></text:span><text:span text:style-name="T4">دومی گفت</text:span><text:span text:style-name="T2">: «</text:span><text:span text:style-name="T4">اگر بروی و بعدش پشیمان بشوی، دیگر راهت نمی‌دهیم</text:span><text:span text:style-name="T2">!»<text:line-break/></text:span><text:span text:style-name="T4">سومی گفت</text:span><text:span text:style-name="T2">: «</text:span><text:span text:style-name="T4">این‌ها هوس‌های دوره‌ی جوانی است، نرو</text:span><text:span text:style-name="T2">!»<text:line-break/></text:span><text:span text:style-name="T4">چهارمی گفت</text:span><text:span text:style-name="T2">: «</text:span><text:span text:style-name="T4">مگر اینجا چه عیبی دارد؟</text:span><text:span text:style-name="T2">»<text:line-break/></text:span><text:span text:style-name="T4">پنجمی گفت</text:span><text:span text:style-name="T2">: «</text:span><text:span text:style-name="T4">دنیای دیگری در کار نیست، دنیا همین‌جاست، برگرد</text:span><text:span text:style-name="T2">!»<text:line-break/></text:span><text:span text:style-name="T4">ششمی گفت</text:span><text:span text:style-name="T2">: «</text:span><text:span text:style-name="T4">اگر سر عقل بیایی و برگردی، آنوقت باورمان می‌شود که راستی راستی ماهی فهمیده‌یی هستی</text:span><text:span text:style-name="T2">.»<text:line-break/></text:span><text:span text:style-name="T4">هفتمی گفت</text:span><text:span text:style-name="T2">: «</text:span><text:span text:style-name="T4">آخر ما به دیدن تو عادت کرده‌ایم</text:span><text:span text:style-name="T2">. . .»<text:line-break/></text:span><text:span text:style-name="T4">مادرش گفت</text:span><text:span text:style-name="T2">: «</text:span><text:span text:style-name="T4">به من رحم کن، نرو</text:span><text:span text:style-name="T2">!... </text:span><text:span text:style-name="T4">نرو</text:span><text:span text:style-name="T2">!»</text:span></text:p>
      <text:p text:style-name="P1"><text:span text:style-name="T4">ماهی کوچولو دیگر با آن‌ها حرفی نداشت</text:span><text:span text:style-name="T2">. </text:span><text:span text:style-name="T4">چند تا از دوستان هم‌سن و سالش او را تا آبشار همراهی کردند و از آنجا برگشتند</text:span><text:span text:style-name="T2">. </text:span><text:span text:style-name="T4">ماهی کوچولو وقتی از آن‌ها جدا می‌شد گفت</text:span><text:span text:style-name="T2">: «</text:span><text:span text:style-name="T4">دوستان، به امید دیدار</text:span><text:span text:style-name="T2">! </text:span><text:span text:style-name="T4">فراموشم نکنید</text:span><text:span text:style-name="T2">.»<text:line-break/><text:line-break/></text:span><text:span text:style-name="T4">دوستانش گفتند</text:span><text:span text:style-name="T2">: «</text:span><text:span text:style-name="T4">چطور می‌شود فراموشت کنیم؟ تو ما را از خواب خرگوشی بیدار کردی، به ما چیزهایی یاد دادی که پیش از این حتی فکرش را هم نکرده بودیم</text:span><text:span text:style-name="T2">. </text:span><text:span text:style-name="T4">به امید دیدار، دوست دانا و بی‌باک</text:span><text:span text:style-name="T2">!»</text:span></text:p>
      <text:p text:style-name="P1"/>
      <text:p text:style-name="P1"><text:span text:style-name="T4">ماهی کوچولو از آبشار پایین آمد و افتاد توی یک برکه‌ی پر آب</text:span><text:span text:style-name="T2">. </text:span><text:span text:style-name="T4">اولش دست و پایش را گم کرد، اما بعد شروع کرد به شنا کردن و دور برکه گشت‌زدن</text:span><text:span text:style-name="T2">. </text:span><text:span text:style-name="T4">تا آن‌وقت ندیده بود که آن‌همه آب، یک‌جا جمع بشود</text:span><text:span text:style-name="T2">. </text:span><text:span text:style-name="T4">هزارها کفچه‌ماهی توی آب وول می‌خوردند</text:span><text:span text:style-name="T2">. </text:span><text:span text:style-name="T4">ماهی سیاه کوچولو را که دیدند، مسخره‌اش کردند و گفتند</text:span><text:span text:style-name="T2">: «</text:span><text:span text:style-name="T4">ریختش را باش</text:span><text:span text:style-name="T2">! </text:span><text:span text:style-name="T4">تو دیگر چه موجودی هستی؟</text:span><text:span text:style-name="T2">»</text:span></text:p>
      <text:p text:style-name="P1"><text:span text:style-name="T4">ماهی، خوب وراندازشان کرد و گفت</text:span><text:span text:style-name="T2">: «</text:span><text:span text:style-name="T4">خواهش می‌کنم توهین نکنید</text:span><text:span text:style-name="T2">. </text:span><text:span text:style-name="T4">اسم من ماهی سیاه کوچولو است</text:span><text:span text:style-name="T2">. </text:span><text:span text:style-name="T4">شما هم اسمتان را بگویید تا با هم آشنا </text:span><text:span text:style-name="T4">بشویم</text:span><text:span text:style-name="T2">.»</text:span></text:p>
      <text:p text:style-name="P1"><text:span text:style-name="T4">یکی از کفچه‌ماهی‌ها گفت</text:span><text:span text:style-name="T2">: «</text:span><text:span text:style-name="T4">ما همدیگر را کفچه‌ماهی صدا می‌کنیم</text:span><text:span text:style-name="T2">.»<text:line-break/></text:span><text:span text:style-name="T4">دیگری گفت</text:span><text:span text:style-name="T2">: «</text:span><text:span text:style-name="T4">دارای اصل و نسب</text:span><text:span text:style-name="T2">.»<text:line-break/></text:span><text:span text:style-name="T4">دیگری گفت</text:span><text:span text:style-name="T2">: «</text:span><text:span text:style-name="T4">از ما خوشگل‌تر، تو دنیا پیدا نمی‌شود</text:span><text:span text:style-name="T2">.»<text:line-break/></text:span><text:span text:style-name="T4">دیگری گفت</text:span><text:span text:style-name="T2">: «</text:span><text:span text:style-name="T4">مثل تو بی‌ریخت و بد قیافه نیستیم</text:span><text:span text:style-name="T2">.»</text:span></text:p>
      <text:p text:style-name="P1"><text:soft-page-break/><text:span text:style-name="T4">ماهی گفت</text:span><text:span text:style-name="T2">: «</text:span><text:span text:style-name="T4">من‌ هیچ خیال نمی‌کردم شما اینقدر خودپسند باشید</text:span><text:span text:style-name="T2">. </text:span><text:span text:style-name="T4">باشد، من شما را می‌بخشم، چون این حرف‌ها را از روی نادانی می‌زنید</text:span><text:span text:style-name="T2">.»</text:span></text:p>
      <text:p text:style-name="P1"><text:span text:style-name="T4">کفچه‌ماهی‌ها یک‌صدا گفتند</text:span><text:span text:style-name="T2">: «</text:span><text:span text:style-name="T4">یعنی ما نادانیم؟</text:span><text:span text:style-name="T2">»<text:line-break/></text:span><text:span text:style-name="T4">ماهی گفت</text:span><text:span text:style-name="T2">: «</text:span><text:span text:style-name="T4">اگر نادان نبودید، می‌دانستید در دنیا خیلی‌های دیگر هم هستند که ریختشان برای خودشان خیلی هم خوشایند است</text:span><text:span text:style-name="T2">! </text:span><text:span text:style-name="T4">شما حتی اسمتان هم مال خودتان نیست</text:span><text:span text:style-name="T2">.»</text:span></text:p>
      <text:p text:style-name="P1"><text:span text:style-name="T4">کفچه‌ماهی‌ها خیلی عصبانی شدند، اما چون دیدند ماهی کوچولو راست می‌گوید، از در دیگری در آمدند و گفتند</text:span><text:span text:style-name="T2">:<text:line-break/>«</text:span><text:span text:style-name="T4">اصلا تو بیخود به در و دیوار می‌زنی</text:span><text:span text:style-name="T2">. </text:span><text:span text:style-name="T4">ما هر روز، از صبح تا شام دنیا را می‌گردیم، اما غیر از خودمان و پدر و مادرمان، هیچکس را نمی‌بینیم، مگر  کرم‌های ریزه که آن‌ها هم به‌حساب نمی آیند</text:span><text:span text:style-name="T2">!»</text:span></text:p>
      <text:p text:style-name="P1"><text:span text:style-name="T4">ماهی گفت</text:span><text:span text:style-name="T2">: «</text:span><text:span text:style-name="T4">شما که نمی‌توانید از برکه بیرون بروید، چطور از دنیاگردی دم می‌زنید؟</text:span><text:span text:style-name="T2">»<text:line-break/></text:span><text:span text:style-name="T4">کفچه‌ماهی‌ها گفتند</text:span><text:span text:style-name="T2">: «</text:span><text:span text:style-name="T4">مگر غیر از برکه، دنیای دیگری هم داریم؟</text:span><text:span text:style-name="T2">»</text:span></text:p>
      <text:p text:style-name="P1"><text:span text:style-name="T4">ماهی گفت</text:span><text:span text:style-name="T2">: «</text:span><text:span text:style-name="T4">دست‌کم باید فکر کنید که این آب از کجا به اینجا می‌ریزد و خارج از آب چه چیزهایی هست</text:span><text:span text:style-name="T2">.»<text:line-break/></text:span><text:span text:style-name="T4">کفچه‌ماهی‌ها گفتند</text:span><text:span text:style-name="T2">: «</text:span><text:span text:style-name="T4">خارج از آّب دیگر کجاست؟ ما که هرگز خارج از آب را ندیده‌ایم</text:span><text:span text:style-name="T2">! </text:span><text:span text:style-name="T4">هاها</text:span><text:span text:style-name="T2">...</text:span><text:span text:style-name="T4">هاها</text:span><text:span text:style-name="T2">.... </text:span><text:span text:style-name="T4">به سرت زده بابا</text:span><text:span text:style-name="T2">!»</text:span></text:p>
      <text:p text:style-name="P1"><text:span text:style-name="T4">ماهی سیاه کوچولو هم خنده‌اش گرفت</text:span><text:span text:style-name="T2">. </text:span><text:span text:style-name="T4">فکر کرد که بهتر است کفچه‌ماهی‌ها را به‌حال خودشان بگذارد و برود</text:span><text:span text:style-name="T2">. </text:span><text:span text:style-name="T4">بعد فکر کرد بهتر است با مادرشان هم دو کلمه‌یی حرف بزند، پرسید</text:span><text:span text:style-name="T2">: «</text:span><text:span text:style-name="T4">حالا مادرتان کجاست؟</text:span><text:span text:style-name="T2">»</text:span></text:p>
      <text:p text:style-name="P1"><text:span text:style-name="T4">ناگهان صدای زیر قورباغه ای او را از جا پراند</text:span><text:span text:style-name="T2">.<text:line-break/></text:span><text:span text:style-name="T4">قورباغه لب برکه، روی سنگی نشسته بود</text:span><text:span text:style-name="T2">. </text:span><text:span text:style-name="T4">جست زد توی آب و آمد پیش ماهی و گفت</text:span><text:span text:style-name="T2">: «</text:span><text:span text:style-name="T4">من اینجام، فرمایش؟</text:span><text:span text:style-name="T2">»</text:span></text:p>
      <text:p text:style-name="P1"><text:span text:style-name="T4">ماهی گفت</text:span><text:span text:style-name="T2">: «</text:span><text:span text:style-name="T4">سلام خانم بزرگ</text:span><text:span text:style-name="T2">!»</text:span><text:span text:style-name="T3">*<text:line-break/></text:span><text:span text:style-name="T4">قورباغه گفت</text:span><text:span text:style-name="T2">: «</text:span><text:span text:style-name="T4">حالا چه وقت خودنمایی است، موجود بی‌اصل و نسب</text:span><text:span text:style-name="T2">! </text:span><text:span text:style-name="T4">بچه گیر آورده‌ای و داری حرف‌های گنده گنده می‌زنی، من دیگر آن‌قدرها عمر کرده‌ام که بفهمم دنیا همین برکه است</text:span><text:span text:style-name="T2">. </text:span><text:span text:style-name="T4">بهتر است بروی دنبال کارت و بچه‌های مرا از راه به در نبری</text:span><text:span text:style-name="T2">.»</text:span></text:p>
      <text:p text:style-name="P1"><text:span text:style-name="T4">ماهی کوچولو گفت</text:span><text:span text:style-name="T2">: «</text:span><text:span text:style-name="T4">صد تا از این عمرها هم که بکنی، باز هم یک قورباغه‌ی نادان و درمانده بیشتر نیستی</text:span><text:span text:style-name="T2">.»</text:span></text:p>
      <text:p text:style-name="P1"><text:span text:style-name="T4">قورباغه عصبانی شد و جست زد طرف ماهی سیاه کوچولو</text:span><text:span text:style-name="T2">. </text:span><text:span text:style-name="T4">ماهی تکان تندی خورد و مثل برق در رفت و لای و لجن و کرم های ته برکه را به هم زد</text:span><text:span text:style-name="T2">.</text:span></text:p>
      <text:p text:style-name="P1"/>
      <text:p text:style-name="P1"><text:span text:style-name="T4">ماهی کوچولو ناگهان چشمش افتاد به خرچنگ و ترسید</text:span><text:span text:style-name="T2">. </text:span><text:span text:style-name="T4">از دور سلامی کرد</text:span><text:span text:style-name="T2">. </text:span><text:span text:style-name="T4">خرچنگ چپ‌چپ به او نگاهی کرد و گفت</text:span><text:span text:style-name="T2">: «</text:span><text:span text:style-name="T4">چه ماهی با ادبی</text:span><text:span text:style-name="T2">! </text:span><text:span text:style-name="T4">بیا جلو کوچولو ، بیا</text:span><text:span text:style-name="T2">!»<text:line-break/></text:span><text:span text:style-name="T2"><text:line-break/></text:span><text:span text:style-name="T4">ماهی کوچولو گفت</text:span><text:span text:style-name="T2">: «</text:span><text:span text:style-name="T4">من می‌روم دنیا را بگردم و هیچ هم نمی‌خواهم شکار جنابعالی بشوم</text:span><text:span text:style-name="T2">.»<text:line-break/></text:span><text:span text:style-name="T4">خرچنگ گفت</text:span><text:span text:style-name="T2">: «</text:span><text:span text:style-name="T4">تو چرا اینقدر بدبین و ترسویی، ماهی کوچولو؟</text:span><text:span text:style-name="T2">»</text:span></text:p>
      <text:p text:style-name="P1"><text:span text:style-name="T4">ماهی گفت</text:span><text:span text:style-name="T2">: «</text:span><text:span text:style-name="T4">من نه بدبینم و نه ترسو</text:span><text:span text:style-name="T2">. </text:span><text:span text:style-name="T4">من هر چه را که چشمم می‌بیند و عقلم می‌گوید، به زبان می‌آورم</text:span><text:span text:style-name="T2">.»<text:line-break/><text:line-break/></text:span><text:span text:style-name="T4">خرچنگ گفت</text:span><text:span text:style-name="T2">: «</text:span><text:span text:style-name="T4">خوب، بفرمایید ببینم چشم شما چه دید و عقلتان چه گفت که خیال کردید ما می‌خواهیم شما را شکار کنیم؟</text:span><text:span text:style-name="T2">»<text:line-break/></text:span><text:span text:style-name="T4">ماهی گفت</text:span><text:span text:style-name="T2">: «</text:span><text:span text:style-name="T4">دیگر خودت را به آن راه نزن</text:span><text:span text:style-name="T2">!»</text:span></text:p>
      <text:p text:style-name="P1"><text:span text:style-name="T4">خرچنگ گفت</text:span><text:span text:style-name="T2">: «</text:span><text:span text:style-name="T4">منظورت قورباغه است؟ تو هم که پاک بچه شدی بابا</text:span><text:span text:style-name="T2">! </text:span><text:span text:style-name="T4">من با قورباغه‌ها لجم و برای همین شکارشان می‌کنم</text:span><text:span text:style-name="T2">. </text:span><text:span text:style-name="T4">می‌دانی، این‌ها خیال می‌کنند تنها موجود دنیا هستند و خوشبخت هم هستند، و من می‌خواهم بهشان بفهمانم که دنیا واقعا‏ً دست کیست</text:span><text:span text:style-name="T2">! </text:span><text:span text:style-name="T4">پس تو دیگر نترس </text:span><text:soft-page-break/><text:span text:style-name="T4">جانم ، بیا جلو ، بیا</text:span><text:span text:style-name="T2">!»<text:line-break/><text:line-break/></text:span><text:span text:style-name="T4">خرچنگ این حرف‌ها را گفت و پس‌پسکی راه افتاد طرف ماهی کوچولو</text:span><text:span text:style-name="T2">. </text:span><text:span text:style-name="T4">آنقدر خنده‌دار راه می‌رفت که ماهی، بی‌اختیار خنده‌اش گرفت و گفت</text:span><text:span text:style-name="T2">: «</text:span><text:span text:style-name="T4">بیچاره</text:span><text:span text:style-name="T2">! </text:span><text:span text:style-name="T4">تو که هنوز راه رفتن بلد نیستی، از کجا می‌دانی دنیا دست کیست؟</text:span><text:span text:style-name="T2">»<text:line-break/><text:line-break/></text:span><text:span text:style-name="T4">ماهی سیاه از خرچنگ فاصله گرفت</text:span><text:span text:style-name="T2">. </text:span><text:span text:style-name="T4">سایه‌یی بر آب افتاد و ناگهان، ضربه‌‌ی محکمی خرچنگ را توی شن‌ها فرو کرد</text:span><text:span text:style-name="T2">. </text:span><text:span text:style-name="T4">مارمولک از قیافه‌ی خرچنگ چنان خنده‌اش گرفت که لیز خورد و نزدیک بود خودش هم بیفتد توی آب</text:span><text:span text:style-name="T2">. </text:span><text:span text:style-name="T4">خرچنگ، دیگر نتوانست بیرون بیاید</text:span><text:span text:style-name="T2">. <text:line-break/><text:line-break/></text:span><text:span text:style-name="T4">ماهی کوچولو دید پسر بچه‌ی چوپانی لب آب ایستاده و به او و خرچنگ نگاه می‌کند</text:span><text:span text:style-name="T2">. </text:span><text:span text:style-name="T4">یک گله بز و گوسفند به آب نزدیک شدند و پوزه‌هایشان را در آب فرو کردند</text:span><text:span text:style-name="T2">. </text:span><text:span text:style-name="T4">صدای مع‌مع و بع‌بع دره را پر کرده بود</text:span><text:span text:style-name="T2">.</text:span></text:p>
      <text:p text:style-name="P1"/>
      <text:p text:style-name="P1"><text:span text:style-name="T4">ماهی سیاه کوچولو آنقدر صبر کرد تا بزها و گوسفندها آبشان را خوردند و رفتند</text:span><text:span text:style-name="T2">. </text:span><text:span text:style-name="T4">آنوقت، مارمولک را صدا زد و گفت</text:span><text:span text:style-name="T2">:<text:line-break/>«</text:span><text:span text:style-name="T4">مارمولک جان</text:span><text:span text:style-name="T2">! </text:span><text:span text:style-name="T4">من ماهی سیاه کوچولویی هستم که می‌روم آخر جویبار را پیدا کنم</text:span><text:span text:style-name="T2">. </text:span><text:span text:style-name="T4">فکر می‌کنم تو جانور عاقل و دانایی باشی، این‌ست که می‌خواهم چیزی از تو بپرسم</text:span><text:span text:style-name="T2">.»<text:line-break/><text:line-break/></text:span><text:span text:style-name="T4">مارمولک گفت</text:span><text:span text:style-name="T2">: « </text:span><text:span text:style-name="T4">هر چه می‌خواهی بپرس</text:span><text:span text:style-name="T2">.»<text:line-break/></text:span><text:span text:style-name="T4">ماهی گفت</text:span><text:span text:style-name="T2">: « </text:span><text:span text:style-name="T4">در راه، مرا خیلی از مرغ سقا و اره ماهی و پرنده‌ی ماهی‌خوار می‌ترساندند، اگر تو چیزی درباره‌ی این‌ها می‌دانی، به من بگو</text:span><text:span text:style-name="T2">.»<text:line-break/><text:line-break/></text:span><text:span text:style-name="T4">مارمولک گفت</text:span><text:span text:style-name="T2">: «</text:span><text:span text:style-name="T4">اره‌ماهی و پرنده‌ی ماهیخوار، این‌طرف‌ها پیداشان نمی‌شود، مخصوصاً اره‌ماهی که توی دریا زندگی می‌کند</text:span><text:span text:style-name="T2">. </text:span><text:span text:style-name="T4">اما سقائک همین پایین‌ها هم ممکن است باشد</text:span><text:span text:style-name="T2">. </text:span><text:span text:style-name="T4">مبادا فریبش را بخوری و توی کیسه‌اش بروی</text:span><text:span text:style-name="T2">.»<text:line-break/></text:span><text:span text:style-name="T4">ماهی گفت</text:span><text:span text:style-name="T2">: «</text:span><text:span text:style-name="T4">چه کیسه‌ای؟</text:span><text:span text:style-name="T2">»<text:line-break/></text:span><text:span text:style-name="T4">مارمولک گفت</text:span><text:span text:style-name="T2">: «</text:span><text:span text:style-name="T4">مرغ سقا زیر گردنش کیسه‌ای دارد که خیلی آب می‌گیرد</text:span><text:span text:style-name="T2">. </text:span><text:span text:style-name="T4">او در آب شنا می‌کند و گاهی ماهی‌ها، ندانسته، وارد کیسه‌ی او </text:span><text:span text:style-name="T4">می‌شوند و یکراست می‌روند توی شکمش</text:span><text:span text:style-name="T2">. </text:span><text:span text:style-name="T4">البته اگر مرغ سقا گرسنه‌اش نباشد، ماهی‌ها را در همان کیسه ذخیره می‌کند که بعد بخورد</text:span><text:span text:style-name="T2">.»<text:line-break/><text:line-break/></text:span><text:span text:style-name="T4">ماهی گفت</text:span><text:span text:style-name="T2">: «</text:span><text:span text:style-name="T4">حالا اگر ماهی وارد کیسه شد، دیگر راه بیرون آمدن ندارد؟</text:span><text:span text:style-name="T2">»<text:line-break/></text:span><text:span text:style-name="T4">مارمولک گفت</text:span><text:span text:style-name="T2">: «</text:span><text:span text:style-name="T4">هیچ راهی نیست، مگر اینکه کیسه را پاره کند</text:span><text:span text:style-name="T2">. </text:span><text:span text:style-name="T4">من خنجری به تو می‌دهم که اگر گرفتار مرغ سقا شدی، این کار را بکنی</text:span><text:span text:style-name="T2">.»<text:line-break/><text:line-break/></text:span><text:span text:style-name="T4">آنوقت، مارمولک توی شکاف سنگ خزید و با خنجر بسیار ریزی برگشت</text:span><text:span text:style-name="T2">.<text:line-break/></text:span><text:span text:style-name="T4">ماهی کوچولو خنجر را گرفت و گفت</text:span><text:span text:style-name="T2">:«‌</text:span><text:span text:style-name="T4">مارمولک جان</text:span><text:span text:style-name="T2">! </text:span><text:span text:style-name="T4">تو خیلی مهربانی</text:span><text:span text:style-name="T2">. </text:span><text:span text:style-name="T4">من نمی‌دانم چطوری از تو تشکر کنم</text:span><text:span text:style-name="T2">.»<text:line-break/></text:span><text:span text:style-name="T4">مارمولک گفت</text:span><text:span text:style-name="T2">: « </text:span><text:span text:style-name="T4">تشکر لازم نیست جانم</text:span><text:span text:style-name="T2">! </text:span><text:span text:style-name="T4">من از این خنجرها خیلی دارم</text:span><text:span text:style-name="T2">. </text:span><text:span text:style-name="T4">وقتی بیکار می‌شوم، می‌نشینم از تیغ گیاه‌ها خنجر می‌سازم و به ماهی‌های دانایی مثل تو می‌دهم</text:span><text:span text:style-name="T2">.»</text:span></text:p>
      <text:p text:style-name="P1"/>
      <text:p text:style-name="P1"><text:span text:style-name="T4">ماهی گفت</text:span><text:span text:style-name="T2">: «</text:span><text:span text:style-name="T4">مگر قبل از من هم ماهی‌یی از اینجا گذشته؟</text:span><text:span text:style-name="T2">»<text:line-break/></text:span><text:span text:style-name="T4">مارمولک گفت</text:span><text:span text:style-name="T2">: «</text:span><text:span text:style-name="T4">خیلی‌ها گذشته‌اند</text:span><text:span text:style-name="T2">! </text:span><text:span text:style-name="T4">آن‌ها حالا دیگر برای خودشان دسته‌ای شده‌اند و مرد ماهیگیر را به تنگ آورده‌اند</text:span><text:span text:style-name="T2">.»<text:line-break/><text:line-break/></text:span><text:span text:style-name="T4">ماهی سیاه گفت</text:span><text:span text:style-name="T2">: «</text:span><text:span text:style-name="T4">می‌بخشی که حرف، حرف می‌آورد</text:span><text:span text:style-name="T2">. </text:span><text:span text:style-name="T4">اگر به حساب فضولی‌ام نگذاری، بگو ببینم ماهیگیر را چطور به تنگ آورده‌اند؟</text:span><text:span text:style-name="T2">»<text:line-break/></text:span><text:soft-page-break/><text:span text:style-name="T2"><text:line-break/></text:span><text:span text:style-name="T4">مارمولک گفت</text:span><text:span text:style-name="T2">: «</text:span><text:span text:style-name="T4">آخر نه که با همند، همینکه ماهیگیر تور انداخت، وارد تور می‌شوند و تور را با خودشان می‌کشند و می‌برند ته دریا</text:span><text:span text:style-name="T2">.»<text:line-break/><text:line-break/></text:span><text:span text:style-name="T4">مارمولک گوشش را گذاشت روی شکاف سنگ و گوش داد و گفت</text:span><text:span text:style-name="T2">: «</text:span><text:span text:style-name="T4">من دیگر مرخص می‌شوم، بچه‌هایم بیدار شده‌اند</text:span><text:span text:style-name="T2">.»<text:line-break/><text:line-break/></text:span><text:span text:style-name="T4">مارمولک رفت توی شکاف سنگ</text:span><text:span text:style-name="T2">. </text:span><text:span text:style-name="T4">ماهی سیاه ناچار راه افتاد</text:span><text:span text:style-name="T2">. </text:span><text:span text:style-name="T4">اما همینطور سؤال پشت سر سؤال بود که دایم از خودش می‌کرد</text:span><text:span text:style-name="T2">: </text:span><text:span text:style-name="T4">ببینم ، راستی جویبار به دریا می‌ریزد؟ نکند که سقائک زورش به من برسد؟ راستی، اره‌ماهی دلش می‌آید هم‌جنس‌های خودش را بکشد و بخورد؟ پرنده‌ی ماهیخوار، دیگر چه دشمنی با ما دارد؟</text:span><text:span text:style-name="T2"><text:line-break/><text:line-break/></text:span><text:span text:style-name="T4">ماهی کوچولو، شنا کنان، می‌رفت و فکر می‌کرد</text:span><text:span text:style-name="T2">. </text:span><text:span text:style-name="T4">در هر وجب راه چیز تازه‌ای می‌دید و یاد می‌گرفت</text:span><text:span text:style-name="T2">. </text:span><text:span text:style-name="T4">حالا دیگر خوشش می‌آمد که معلق‌زنان از آبشارها پایین بیفتد و باز شنا کند</text:span><text:span text:style-name="T2">. </text:span><text:span text:style-name="T4">گرمی آفتاب را بر پشت خود حس می‌کرد و قوت می‌گرفت</text:span><text:span text:style-name="T2">.<text:line-break/><text:line-break/></text:span><text:span text:style-name="T4">یک‌جا آهویی با عجله آب می‌خورد</text:span><text:span text:style-name="T2">. </text:span><text:span text:style-name="T4">ماهی کوچولو سلام کرد و گفت</text:span><text:span text:style-name="T2">: «</text:span><text:span text:style-name="T4">آهو خوشگله، چه عجله‌ای داری؟</text:span><text:span text:style-name="T2">»<text:line-break/></text:span><text:span text:style-name="T4">آهو گفت</text:span><text:span text:style-name="T2">: «</text:span><text:span text:style-name="T4">شکارچی دنبالم کرده، یک گلوله هم بهم زده، ایناهاش</text:span><text:span text:style-name="T2">.»<text:line-break/><text:line-break/></text:span><text:span text:style-name="T4">ماهی کوچولو جای گلوله را ندید اما از لنگ‌لنگان دویدن آهو فهمید که راست می‌گوید</text:span><text:span text:style-name="T2">. </text:span><text:span text:style-name="T4">یک‌جا لاک پشت‌ها در گرمای آفتاب چرت می‌زدند و جای دیگر قهقهه‌ی کبک‌ها توی دره می‌پیچید</text:span><text:span text:style-name="T2">. </text:span><text:span text:style-name="T4">عطر علف‌های کوهی در هوا موج می‌زد و قاطی آب می‌شد</text:span><text:span text:style-name="T2">.</text:span></text:p>
      <text:p text:style-name="P1"/>
      <text:p text:style-name="P1"> </text:p>
      <text:p text:style-name="P1"><text:span text:style-name="T4">بعداز ظهر به جایی رسید که دره پهن می‌شد و آب از وسط بیشه‌یی می‌گذشت</text:span><text:span text:style-name="T2">. </text:span><text:span text:style-name="T4">آب آنقدر زیاد شده بود که ماهی سیاه، راستی‌راستی، کیف می‌کرد</text:span><text:span text:style-name="T2">. </text:span><text:span text:style-name="T4">بعد هم به ماهی‌های زیادی برخورد</text:span><text:span text:style-name="T2">. </text:span><text:span text:style-name="T4">از وقتی که از مادرش جدا شده بود، ماهی ندیده بود</text:span><text:span text:style-name="T2">. </text:span><text:span text:style-name="T4">چند تا ماهی ریزه دورش را گرفتند و گفتند</text:span><text:span text:style-name="T2">: «</text:span><text:span text:style-name="T4">مثل اینکه غریبه‌ای، ها؟</text:span><text:span text:style-name="T2">»<text:line-break/></text:span><text:span text:style-name="T4">ماهی سیاه گفت</text:span><text:span text:style-name="T2">: «</text:span><text:span text:style-name="T4">آره غریبه‌ام</text:span><text:span text:style-name="T2">. </text:span><text:span text:style-name="T4">از راه دوری می‌آیم</text:span><text:span text:style-name="T2">.»<text:line-break/><text:line-break/></text:span><text:span text:style-name="T4">ماهی‌ریزه‌ها گفتند</text:span><text:span text:style-name="T2">: «</text:span><text:span text:style-name="T4">کجا می‌خواهی بروی؟</text:span><text:span text:style-name="T2">»<text:line-break/></text:span><text:span text:style-name="T4">ماهی سیاه گفت</text:span><text:span text:style-name="T2">: «</text:span><text:span text:style-name="T4">می‌روم آخر جویبار را پیدا کنم</text:span><text:span text:style-name="T2">.»<text:line-break/><text:line-break/></text:span><text:span text:style-name="T4">ماهی‌ریزه‌ها گفتند</text:span><text:span text:style-name="T2">: «</text:span><text:span text:style-name="T4">کدام جویبار؟</text:span><text:span text:style-name="T2">»<text:line-break/></text:span><text:span text:style-name="T4">ماهی سیاه گفت</text:span><text:span text:style-name="T2">: «</text:span><text:span text:style-name="T4">همین جویباری که توی آن شنا می‌کنیم</text:span><text:span text:style-name="T2">.»<text:line-break/><text:line-break/></text:span><text:span text:style-name="T4">ماهی‌ریزه‌ها گفتند</text:span><text:span text:style-name="T2">: «</text:span><text:span text:style-name="T4">ما به این می‌گوییم رودخانه</text:span><text:span text:style-name="T2">.»<text:line-break/></text:span><text:span text:style-name="T4">ماهی سیاه چیزی نگفت</text:span><text:span text:style-name="T2">. </text:span><text:span text:style-name="T4">یکی از ماهی‌های ریزه گفت</text:span><text:span text:style-name="T2">: «</text:span><text:span text:style-name="T4">هیچ می‌دانی مرغ سقا نشسته سر راه؟</text:span><text:span text:style-name="T2">»<text:line-break/><text:line-break/></text:span><text:span text:style-name="T4">ماهی سیاه گفت</text:span><text:span text:style-name="T2">: «</text:span><text:span text:style-name="T4">آره، می‌دانم</text:span><text:span text:style-name="T2">.»<text:line-break/></text:span><text:span text:style-name="T4">یکی دیگر گفت</text:span><text:span text:style-name="T2">: «</text:span><text:span text:style-name="T4">این را هم می‌دانی که مرغ سقا چه کیسه‌ی گل و گشادی دارد؟</text:span><text:span text:style-name="T2">»<text:line-break/></text:span><text:span text:style-name="T4">ماهی سیاه گفت</text:span><text:span text:style-name="T2">: «</text:span><text:span text:style-name="T4">این را هم می‌دانم</text:span><text:span text:style-name="T2">.»<text:line-break/><text:line-break/></text:span><text:soft-page-break/><text:span text:style-name="T4">ماهی‌ریزه گفت</text:span><text:span text:style-name="T2">: «</text:span><text:span text:style-name="T4">با اینهمه باز می‌خواهی بروی؟</text:span><text:span text:style-name="T2">»<text:line-break/></text:span><text:span text:style-name="T4">ماهی سیاه گفت</text:span><text:span text:style-name="T2">: «</text:span><text:span text:style-name="T4">آره، هر طوری شده باید بروم</text:span><text:span text:style-name="T2">!»<text:line-break/><text:line-break/></text:span><text:span text:style-name="T4">به‌زودی میان ماهی‌ها چو افتاد که</text:span><text:span text:style-name="T2">: </text:span><text:span text:style-name="T4">ماهی سیاه کوچولویی از راه‌های دور آمده و می‌خواهد برود آخر رودخانه را پیدا کند و هیچ ترسی هم از مرغ سقا ندارد</text:span><text:span text:style-name="T2">! <text:line-break/><text:line-break/></text:span><text:span text:style-name="T4">چند تا از ماهی ریزه‌ها وسوسه شدند که با ماهی سیاه بروند، اما از ترس بزرگترها صداشان در نیامد</text:span><text:span text:style-name="T2">. </text:span><text:span text:style-name="T4">چند تا هم گفتند</text:span><text:span text:style-name="T2">: «</text:span><text:span text:style-name="T4">اگر مرغ سقا نبود، با تو می‌آمدیم، ما از کیسه‌ی مرغ سقا می‌ترسیم</text:span><text:span text:style-name="T2">.»<text:line-break/><text:line-break/></text:span><text:span text:style-name="T4">لب رودخانه دهی بود</text:span><text:span text:style-name="T2">. </text:span><text:span text:style-name="T4">زنان و دختران ده توی رودخانه ظرف و لباس می‌شستند</text:span><text:span text:style-name="T2">. </text:span><text:span text:style-name="T4">ماهی کوچولو مدتی به هیاهوی آن‌ها گوش داد و مدتی هم آب‌تنی بچه‌ها را تماشا کرد و راه افتاد</text:span><text:span text:style-name="T2">. </text:span><text:span text:style-name="T4">رفت و رفت و رفت، و باز هم رفت تا شب شد</text:span><text:span text:style-name="T2">. </text:span><text:span text:style-name="T4">زیر سنگی گرفت خوابید</text:span><text:span text:style-name="T2">. </text:span><text:span text:style-name="T4">نصف‌شب بیدار شد و دید ماه، توی آب </text:span><text:span text:style-name="T4">افتاده و همه‌جا را روشن کرده است</text:span><text:span text:style-name="T2">.<text:line-break/><text:line-break/></text:span><text:span text:style-name="T4">ماهی سیاه کوچولو ماه را خیلی دوست داشت</text:span><text:span text:style-name="T2">. </text:span><text:span text:style-name="T4">شب‌هایی که ماه توی آب می‌افتاد، ماهی دلش می‌خواست که از زیر خزه‌ها بیرون بخزد و چند کلمه‌یی با او حرف بزند، اما هر دفعه مادرش بیدار می‌شد و او را زیر خزه‌ها می‌کشید و دوباره می‌خواباند</text:span><text:span text:style-name="T2">.<text:line-break/><text:line-break/></text:span><text:span text:style-name="T4">ماهی کوچولو پیش ماه رفت و گفت</text:span><text:span text:style-name="T2">: «</text:span><text:span text:style-name="T4">سلام، ماه خوشگلم</text:span><text:span text:style-name="T2">!»<text:line-break/></text:span><text:span text:style-name="T4">ماه گفت</text:span><text:span text:style-name="T2">: «</text:span><text:span text:style-name="T4">سلام، ماهی سیاه کوچولو</text:span><text:span text:style-name="T2">! </text:span><text:span text:style-name="T4">تو کجا اینجا کجا؟</text:span><text:span text:style-name="T2">»<text:line-break/><text:line-break/></text:span><text:span text:style-name="T4">ماهی گفت</text:span><text:span text:style-name="T2">: «</text:span><text:span text:style-name="T4">جهانگردی می‌کنم</text:span><text:span text:style-name="T2">.»<text:line-break/></text:span><text:span text:style-name="T4">ماه گفت</text:span><text:span text:style-name="T2">: «</text:span><text:span text:style-name="T4">جهان خیلی بزرگ‌ست، تو نمی‌توانی همه‌جا را بگردی</text:span><text:span text:style-name="T2">.»<text:line-break/><text:line-break/></text:span><text:span text:style-name="T4">ماهی گفت</text:span><text:span text:style-name="T2">: «</text:span><text:span text:style-name="T4">باشد، هر جا که توانستم، می‌روم</text:span><text:span text:style-name="T2">.»<text:line-break/></text:span><text:span text:style-name="T4">ماه گفت</text:span><text:span text:style-name="T2">: «</text:span><text:span text:style-name="T4">دلم می‌خواست تا صبح پیشت بمانم</text:span><text:span text:style-name="T2">. </text:span><text:span text:style-name="T4">اما ابر سیاه بزرگی دارد می‌آید طرف من که جلو نورم را بگیرد</text:span><text:span text:style-name="T2">.»<text:line-break/><text:line-break/></text:span><text:span text:style-name="T4">ماهی گفت</text:span><text:span text:style-name="T2">: «</text:span><text:span text:style-name="T4">ماه قشنگ</text:span><text:span text:style-name="T2">! </text:span><text:span text:style-name="T4">من نور تو را خیلی دوست دارم، دلم می‌خواست همیشه روی من بتابد</text:span><text:span text:style-name="T2">.»<text:line-break/></text:span><text:span text:style-name="T4">ماه گفت</text:span><text:span text:style-name="T2">: «</text:span><text:span text:style-name="T4">ماهی جان</text:span><text:span text:style-name="T2">! </text:span><text:span text:style-name="T4">راستش من خودم نور ندارم</text:span><text:span text:style-name="T2">. </text:span><text:span text:style-name="T4">خورشید به من نور می‌دهد و من هم آن را به زمین می‌تابانم</text:span><text:span text:style-name="T2">. </text:span><text:span text:style-name="T4">راستی تو هیچ شنیده‌یی که آدم‌ها می‌خواهند تا چند سال دیگر پرواز کنند بیایند روی من بنشینند؟</text:span><text:span text:style-name="T2">»<text:line-break/><text:line-break/></text:span><text:span text:style-name="T4">ماهی گفت</text:span><text:span text:style-name="T2">: «</text:span><text:span text:style-name="T4">این غیر ممکن است</text:span><text:span text:style-name="T2">.»<text:line-break/></text:span><text:span text:style-name="T4">ماه گفت</text:span><text:span text:style-name="T2">: «</text:span><text:span text:style-name="T4">کار سختی است، ولی آدم‌ها هر کار دلشان بخواهد</text:span><text:span text:style-name="T2">. . .»<text:line-break/><text:line-break/></text:span><text:span text:style-name="T4">ماه نتوانست حرفش را تمام کند</text:span><text:span text:style-name="T2">. </text:span><text:span text:style-name="T4">ابر سیاه رسید و رویش را پوشاند و شب دوباره تاریک شد و ماهی سیاه، تک و تنها ماند</text:span><text:span text:style-name="T2">. </text:span><text:span text:style-name="T4">چند دقیقه، مات و متحیر، تاریکی را نگاه کرد</text:span><text:span text:style-name="T2">. </text:span><text:span text:style-name="T4">بعد زیر سنگی خزید و خوابید</text:span><text:span text:style-name="T2">.</text:span></text:p>
      <text:p text:style-name="P1"/>
      <text:p text:style-name="P1"><text:span text:style-name="T4">صبح زود بیدار شد</text:span><text:span text:style-name="T2">. </text:span><text:span text:style-name="T4">بالای سرش چند تا ماهی ریزه دید که با هم پچ‌پچ می‌کردند</text:span><text:span text:style-name="T2">. </text:span><text:span text:style-name="T4">تا دیدند ماهی سیاه بیدار شد، یک‌صدا گفتند</text:span><text:span text:style-name="T2">: «</text:span><text:span text:style-name="T4">صبح به‌خیر</text:span><text:span text:style-name="T2">!»<text:line-break/><text:line-break/></text:span><text:soft-page-break/><text:span text:style-name="T4">ماهی سیاه زود آن‌ها را شناخت و گفت</text:span><text:span text:style-name="T2">: «</text:span><text:span text:style-name="T4">صبح به‌خیر</text:span><text:span text:style-name="T2">! </text:span><text:span text:style-name="T4">بالاخره دنبال من راه افتادید</text:span><text:span text:style-name="T2">!»<text:line-break/></text:span><text:span text:style-name="T4">یکی از ماهی‌های ریزه گفت</text:span><text:span text:style-name="T2">: «</text:span><text:span text:style-name="T4">آره، اما هنوز ترسمان نریخته</text:span><text:span text:style-name="T2">.»<text:line-break/></text:span><text:span text:style-name="T4">یکی دیگر گفت</text:span><text:span text:style-name="T2">: «</text:span><text:span text:style-name="T4">فکر مرغ سقا راحتمان نمی‌گذارد</text:span><text:span text:style-name="T2">.»<text:line-break/><text:line-break/></text:span><text:span text:style-name="T4">ماهی سیاه گفت</text:span><text:span text:style-name="T2">: «</text:span><text:span text:style-name="T4">شما زیادی فکر می‌کنید</text:span><text:span text:style-name="T2">. </text:span><text:span text:style-name="T4">همه‌اش که نباید فکر کرد</text:span><text:span text:style-name="T2">. </text:span><text:span text:style-name="T4">راه که بیفتیم، ترسمان به کلّی می‌ریزد</text:span><text:span text:style-name="T2">.»<text:line-break/></text:span><text:span text:style-name="T2"><text:line-break/></text:span><text:span text:style-name="T4">اما تا خواستند راه بیفتند، دیدند که آب دور و برشان بالا آمد و سرپوشی روی سرشان گذاشته شد و همه جا تاریک شد و راه گریزی هم نماند</text:span><text:span text:style-name="T2">. </text:span><text:span text:style-name="T4">ماهی سیاه فوری فهمید که در کیسه‌ی مرغ سقا گیر افتاده‌اند</text:span><text:span text:style-name="T2">.<text:line-break/><text:line-break/></text:span><text:span text:style-name="T4">ماهی سیاه کوچولو گفت</text:span><text:span text:style-name="T2">: « </text:span><text:span text:style-name="T4">دوستان</text:span><text:span text:style-name="T2">! </text:span><text:span text:style-name="T4">ما در کیسه‌ی مرغ سقا گیر افتاده‌ایم، اما راه فرار هم به کلّی بسته نیست</text:span><text:span text:style-name="T2">.»<text:line-break/><text:line-break/></text:span><text:span text:style-name="T4">ماهی‌ریزه‌ها شروع کردند به گریه و زاری، یکیشان گفت</text:span><text:span text:style-name="T2">: «</text:span><text:span text:style-name="T4">ما دیگر راه فرار نداریم</text:span><text:span text:style-name="T2">. </text:span><text:span text:style-name="T4">تقصیر توست که زیر پای ما نشستی و ما را از راه در بردی</text:span><text:span text:style-name="T2">!»<text:line-break/><text:line-break/></text:span><text:span text:style-name="T4">یکی دیگر گفت</text:span><text:span text:style-name="T2">: «</text:span><text:span text:style-name="T4">حالا همه‌ی ما را قورت می‌دهد و دیگر کارمان تمام است</text:span><text:span text:style-name="T2">!»</text:span></text:p>
      <text:p text:style-name="P1"><text:span text:style-name="T4">ناگهان صدای قهقهه‌ی ترسناکی در آب پیچید</text:span><text:span text:style-name="T2">. </text:span><text:span text:style-name="T4">این مرغ سقا بود که می‌خندید</text:span><text:span text:style-name="T2">. </text:span><text:span text:style-name="T4">می‌خندید و می‌گفت</text:span><text:span text:style-name="T2">: «</text:span><text:span text:style-name="T4">چه ماهی‌ریزه‌هایی گیرم آمده</text:span><text:span text:style-name="T2">! </text:span><text:span text:style-name="T4">هاهاهاها </text:span><text:span text:style-name="T2">. . . </text:span><text:span text:style-name="T4">راستی که دلم برایتان می‌سوزد</text:span><text:span text:style-name="T2">! </text:span><text:span text:style-name="T4">هیچ دلم نمی‌آید قورت‌تان بدهم</text:span><text:span text:style-name="T2">! </text:span><text:span text:style-name="T4">هاهاهاها </text:span><text:span text:style-name="T2">. . .»<text:line-break/><text:line-break/></text:span><text:span text:style-name="T4">ماهی‌ریزه‌ها به التماس افتادند و گفتند</text:span><text:span text:style-name="T2">: «</text:span><text:span text:style-name="T4">حضرت آقای مرغ سقا</text:span><text:span text:style-name="T2">! </text:span><text:span text:style-name="T4">ما تعریف شما را خیلی وقت پیش شنیده‌ایم و اگر لطف کنید، منقار مبارک را یک کمی باز کنید که ما بیرون برویم، همیشه دعاگوی وجود مبارک خواهیم بود</text:span><text:span text:style-name="T2">!»<text:line-break/><text:line-break/></text:span><text:span text:style-name="T4">مرغ سقا گفت</text:span><text:span text:style-name="T2">: «</text:span><text:span text:style-name="T4">من نمی‌خواهم همین حالا شما را قورت بدهم</text:span><text:span text:style-name="T2">. </text:span><text:span text:style-name="T4">ماهی ذخیره دارم، آن پایین را نگاه کنید</text:span><text:span text:style-name="T2">. . .»<text:line-break/><text:line-break/></text:span><text:span text:style-name="T4">چند تا ماهی گنده و ریزه ته کیسه ریخته بود</text:span><text:span text:style-name="T2">. </text:span><text:span text:style-name="T4">ماهی‌های ریزه گفتند</text:span><text:span text:style-name="T2">: «</text:span><text:span text:style-name="T4">حضرت آقای مرغ سقا</text:span><text:span text:style-name="T2">! </text:span><text:span text:style-name="T4">ما که کاری نکرده‌ایم، ما بی‌گناهیم</text:span><text:span text:style-name="T2">. </text:span><text:span text:style-name="T4">این ماهی سیاه کوچولو ما را از راه در برده</text:span><text:span text:style-name="T2">. . .»<text:line-break/><text:line-break/></text:span><text:span text:style-name="T4">ماهی کوچولو گفت</text:span><text:span text:style-name="T2">: «</text:span><text:span text:style-name="T4">ترسوها</text:span><text:span text:style-name="T2">! </text:span><text:span text:style-name="T4">خیال کرده‌اید این مرغ حیله‌گر، معدن بخشایش است که این‌طوری التماس می کنید؟</text:span><text:span text:style-name="T2">»<text:line-break/><text:line-break/></text:span><text:span text:style-name="T4">ماهی‌های ریزه گفتند</text:span><text:span text:style-name="T2">: «</text:span><text:span text:style-name="T4">تو هیچ نمی‌فهمی چه داری می‌گویی</text:span><text:span text:style-name="T2">. </text:span><text:span text:style-name="T4">حالا می‌بینی حضرت آقای مرغ سقا چطور ما را می‌بخشند و تو را قورت می‌دهند</text:span><text:span text:style-name="T2">!»<text:line-break/></text:span><text:span text:style-name="T4">مرغ سقا گفت</text:span><text:span text:style-name="T2">: « </text:span><text:span text:style-name="T4">آره، می‌بخشمتان، اما به یک شرط</text:span><text:span text:style-name="T2">.»<text:line-break/></text:span><text:span text:style-name="T4">ماهی‌های ریزه گفتند</text:span><text:span text:style-name="T2">: «</text:span><text:span text:style-name="T4">شرطتان را بفرمایید، قربان</text:span><text:span text:style-name="T2">!»<text:line-break/></text:span><text:span text:style-name="T4">مرغ سقا گفت</text:span><text:span text:style-name="T2">: «</text:span><text:span text:style-name="T4">این ماهی فضول را خفه کنید تا آزادی‌تان را به دست بیاورید</text:span><text:span text:style-name="T2">.»<text:line-break/><text:line-break/></text:span><text:span text:style-name="T4">ماهی سیاه کوچولو خودش را کنار کشید به ماهی‌ریزه‌ها گفت</text:span><text:span text:style-name="T2">: « </text:span><text:span text:style-name="T4">قبول نکنید</text:span><text:span text:style-name="T2">! </text:span><text:span text:style-name="T4">این مرغ حیله‌گر می‌خواهد ما را به‌جان همدیگر بیندازد</text:span><text:span text:style-name="T2">. </text:span><text:span text:style-name="T4">من نقشه‌ای دارم</text:span><text:span text:style-name="T2">. . .»<text:line-break/><text:line-break/></text:span><text:span text:style-name="T4">اما ماهی‌ریزه‌ها آنقدر در فکر رهایی خودشان بودند که فکر هیچ چیز دیگر را نکردند و ریختند سر ماهی سیاه کوچولو</text:span><text:span text:style-name="T2">. </text:span><text:span text:style-name="T4">ماهی کوچولو به طرف کیسه عقب می‌نشست و آهسته می‌گفت</text:span><text:span text:style-name="T2">: «</text:span><text:span text:style-name="T4">ترسوها، به‌هرحال گیر افتاده‌اید و راه فراری ندارید، زورتان هم به من نمی‌رسد</text:span><text:span text:style-name="T2">.»<text:line-break/></text:span><text:soft-page-break/><text:span text:style-name="T2"><text:line-break/></text:span><text:span text:style-name="T4">ماهی‌های ریزه گفتند</text:span><text:span text:style-name="T2">: «</text:span><text:span text:style-name="T4">باید خفه‌ات کنیم، ما آزادی می‌خواهیم</text:span><text:span text:style-name="T2">!»<text:line-break/></text:span><text:span text:style-name="T4">ماهی سیاه گفت</text:span><text:span text:style-name="T2">: «</text:span><text:span text:style-name="T4">عقل از سرتان پریده</text:span><text:span text:style-name="T2">! </text:span><text:span text:style-name="T4">اگر مرا خفه هم بکنید باز هم راه فراری پیدا نمی‌کنید، گولش را نخورید</text:span><text:span text:style-name="T2">!»<text:line-break/> </text:span></text:p>
      <text:p text:style-name="P1"/>
      <text:p text:style-name="P1"><text:span text:style-name="T4">ماهی‌ریزه‌ها گفتند</text:span><text:span text:style-name="T2">: «</text:span><text:span text:style-name="T4">تو این حرف را برای این می‌زنی که جان خودت را نجات بدهی، و گرنه، اصلا فکر ما را نمی‌کنی</text:span><text:span text:style-name="T2">!»<text:line-break/><text:line-break/></text:span><text:span text:style-name="T4">ماهی سیاه گفت</text:span><text:span text:style-name="T2">: «</text:span><text:span text:style-name="T4">پس گوش کنید راهی نشانتان بدهم</text:span><text:span text:style-name="T2">. </text:span><text:span text:style-name="T4">من میان ماهی‌های بیجان، خود را به مردن می‌زنم؛ آنوقت ببینیم مرغ سقا شما را رها خواهد کرد یا نه، و اگر حرف مرا قبول نکنید، با این خنجر همه‌تان را می‌کشم یا کیسه را پاره پاره می‌کنم و در می‌روم و شما</text:span><text:span text:style-name="T2">. . .»<text:line-break/><text:line-break/></text:span><text:span text:style-name="T4">یکی از ماهی‌ها وسط حرفش دوید و داد زد</text:span><text:span text:style-name="T2">: «</text:span><text:span text:style-name="T4">بس کن دیگر</text:span><text:span text:style-name="T2">! </text:span><text:span text:style-name="T4">من تحمل این حرف‌ها را ندارم </text:span><text:span text:style-name="T2">. . . </text:span><text:span text:style-name="T4">اوهو </text:span><text:span text:style-name="T2">. . . </text:span><text:span text:style-name="T4">اوهو </text:span><text:span text:style-name="T2">. . . </text:span><text:span text:style-name="T4">اوهو </text:span><text:span text:style-name="T2">. . .»<text:line-break/><text:line-break/></text:span><text:span text:style-name="T4">ماهی سیاه گریه‌ی او را که دید، گفت</text:span><text:span text:style-name="T2">: «</text:span><text:span text:style-name="T4">این بچه ننه‌ی ناز نازی را چرا دیگر همراه خودتان آوردید؟</text:span><text:span text:style-name="T2">»<text:line-break/><text:line-break/></text:span><text:span text:style-name="T4">بعد خنجرش را در آورد و جلو چشم ماهی‌های ریزه گرفت</text:span><text:span text:style-name="T2">. </text:span><text:span text:style-name="T4">آن‌ها ناچار پیشنهاد ماهی کوچولو را قبول کردند</text:span><text:span text:style-name="T2">. </text:span><text:span text:style-name="T4">دروغکی با هم زد و خوردی کردند، ماهی سیاه خود را به مردن زد و آن‌ها بالا آمدند و گفتند</text:span><text:span text:style-name="T2">: «</text:span><text:span text:style-name="T4">حضرت آقای مرغ سقا، ماهی سیاه فضول را خفه کردیم</text:span><text:span text:style-name="T2">. . .»<text:line-break/><text:line-break/></text:span><text:span text:style-name="T4">مرغ سقا خندید و گفت</text:span><text:span text:style-name="T2">: «</text:span><text:span text:style-name="T4">کار خوبی کردید</text:span><text:span text:style-name="T2">. </text:span><text:span text:style-name="T4">حالا به پاداش همین کار، همه‌تان را زنده زنده قورت می‌دهم که توی دلم یک </text:span><text:span text:style-name="T5">گردش</text:span><text:span text:style-name="T4"> حسابی بکنید</text:span><text:span text:style-name="T2">!»<text:line-break/><text:line-break/></text:span><text:span text:style-name="T4">ماهی‌ریزه‌ها دیگر مجال پیدا نکردند</text:span><text:span text:style-name="T2">. </text:span><text:span text:style-name="T4">به سرعت برق از گلوی مرغ سقا رد شدند و کارشان ساخته شد</text:span><text:span text:style-name="T2">. </text:span><text:span text:style-name="T4">اما ماهی سیاه، همان‌وقت، خنجرش را کشید و به یک ضربت، دیواره‌ی کیسه را شکافت و در رفت</text:span><text:span text:style-name="T2">. </text:span><text:span text:style-name="T4">مرغ سقا از درد فریادی کشید و سرش را به آب کوبید، اما نتوانست ماهی کوچولو را دنبال کند</text:span><text:span text:style-name="T2">.<text:line-break/><text:line-break/></text:span><text:span text:style-name="T4">ماهی سیاه رفت و رفت، و باز هم رفت، تا ظهر شد</text:span><text:span text:style-name="T2">. </text:span><text:span text:style-name="T4">حالا دیگر کوه و دره تمام شده بود و رودخانه از دشت همواری می گذشت</text:span><text:span text:style-name="T2">. </text:span><text:span text:style-name="T4">از راست و چپ چند رودخانه‌ی کوچک دیگر هم به آن پیوسته بود و آبش را چند برابر کرده بود</text:span><text:span text:style-name="T2">. </text:span><text:span text:style-name="T4">ماهی سیاه از فراوانی آب لذت می برد</text:span><text:span text:style-name="T2">. <text:line-break/><text:line-break/></text:span><text:span text:style-name="T4">ناگهان به خود آمد و دید آب ته ندارد</text:span><text:span text:style-name="T2">. </text:span><text:span text:style-name="T4">این‌ور رفت، آن‌ور رفت، به جایی برنخورد</text:span><text:span text:style-name="T2">. </text:span><text:span text:style-name="T4">آنقدر آب بود که ماهی کوچولو تویش گم شده بود</text:span><text:span text:style-name="T2">! </text:span><text:span text:style-name="T4">هر طور که دلش خواست شنا کرد و باز سرش به جایی نخورد</text:span><text:span text:style-name="T2">. <text:line-break/><text:line-break/></text:span><text:span text:style-name="T4">ناگهان دید یک حیوان دراز و بزرگ مثل برق به طرفش حمله می‌کند</text:span><text:span text:style-name="T2">. </text:span><text:span text:style-name="T4">یک اره‌ی دو دم جلو دهنش بود</text:span><text:span text:style-name="T2">. </text:span><text:span text:style-name="T4">ماهی کوچولو فکر کرد همین حالاست که اره‌ماهی تکه‌تکه‌اش بکند، زود به خود جنبید و جا خالی کرد و آمد روی آب، بعد از مدتی، دوباره رفت زیر آب که ته دریا را ببیند</text:span><text:span text:style-name="T2">. <text:line-break/><text:line-break/></text:span><text:span text:style-name="T4">وسط راه به یک گله ماهی برخورد ـ هزارها هزار ماهی</text:span><text:span text:style-name="T2">! </text:span><text:span text:style-name="T4">از یکیشان پرسید</text:span><text:span text:style-name="T2">: «</text:span><text:span text:style-name="T4">رفیق، من غریبه‌ام، از راه‌های دور می‌آیم، اینجا کجاست؟</text:span><text:span text:style-name="T2">»<text:line-break/></text:span><text:span text:style-name="T4">ماهی، دوستانش را صدا زد و گفت</text:span><text:span text:style-name="T2">: «</text:span><text:span text:style-name="T4">نگاه کنید</text:span><text:span text:style-name="T2">! </text:span><text:span text:style-name="T4">یکی دیگر</text:span><text:span text:style-name="T2">. . .»<text:line-break/></text:span><text:span text:style-name="T4">بعد به ماهی سیاه گفت</text:span><text:span text:style-name="T2">: «</text:span><text:span text:style-name="T4">رفیق، به دریا خوش آمدی</text:span><text:span text:style-name="T2">!»<text:line-break/></text:span><text:span text:style-name="T2"><text:line-break/></text:span><text:soft-page-break/><text:span text:style-name="T4">یکی دیگر از ماهی‌ها گفت</text:span><text:span text:style-name="T2">: «</text:span><text:span text:style-name="T4">همه‌ی رودخانه‌ها و جویبارها به اینجا می‌ریزند، البته بعضی از آن‌ها هم به باتلاق فرو می روند</text:span><text:span text:style-name="T2">.»<text:line-break/></text:span><text:span text:style-name="T4">یکی دیگر گفت</text:span><text:span text:style-name="T2">: «</text:span><text:span text:style-name="T4">هر وقت دلت خواست، می‌توانی داخل دسته‌ی ما بشوی</text:span><text:span text:style-name="T2">.»<text:line-break/><text:line-break/></text:span><text:span text:style-name="T4">ماهی سیاه کوچولو شاد بود که به دریا رسیده است</text:span><text:span text:style-name="T2">. </text:span><text:span text:style-name="T4">گفت</text:span><text:span text:style-name="T2">:«</text:span><text:span text:style-name="T4">بهتر است اول گشتی بزنم، بعد بیایم داخل دسته‌ی شما بشوم</text:span><text:span text:style-name="T2">. </text:span><text:span text:style-name="T4">دلم می‌خواهد این دفعه که تور مرد ماهیگیر را در می‌برید، من هم همراه شما باشم</text:span><text:span text:style-name="T2">.»<text:line-break/><text:line-break/></text:span><text:span text:style-name="T4">یکی از ماهی‌ها گفت</text:span><text:span text:style-name="T2">: «</text:span><text:span text:style-name="T4">همین زودی‌ها به آرزویت می‌رسی، حالا برو گشتت را بزن، اما اگر روی آب رفتی مواظب ماهیخوار باش که این روزها دیگر از هیچ‌کس پروایی ندارد، هر روز تا چهار پنج ماهی شکار نکند، دست از سر ما بر نمی‌دارد</text:span><text:span text:style-name="T2">.»<text:line-break/><text:line-break/></text:span><text:span text:style-name="T4">آنوقت ماهی سیاه از دسته‌ی ماهی‌های دریا جدا شد و خودش به شنا کردن پرداخت</text:span><text:span text:style-name="T2">. </text:span><text:span text:style-name="T4">کمی بعد آمد به سطح دریا، آفتاب گرم می‌تابید</text:span><text:span text:style-name="T2">. </text:span><text:span text:style-name="T4">ماهی سیاه کوچولو گرمی سوزان آفتاب را در پشت خود حس می‌کرد و لذت می‌برد</text:span><text:span text:style-name="T2">. </text:span><text:span text:style-name="T4">آرام و خوش در سطح دریا شنا می‌کرد و به خودش می‌گفت</text:span><text:span text:style-name="T2">: <text:line-break/><text:line-break/>«</text:span><text:span text:style-name="T4">مرگ خیلی آسان می‌تواند الان به سراغ من بیاید، اما من تا می‌توانم زندگی کنم نباید به پیشواز مرگ بروم</text:span><text:span text:style-name="T2">. </text:span><text:span text:style-name="T4">البته اگر یک وقتی ناچار با مرگ روبرو شدم ـ که می‌شوم ـ مهم نیست، مهم این است که زندگی یا مرگ من چه اثری در زندگی دیگران داشته باشد</text:span><text:span text:style-name="T2">. . .»</text:span></text:p>
      <text:p text:style-name="P1"/>
      <text:p text:style-name="P1"><text:span text:style-name="T4">ماهی سیاه کوچولو نتوانست فکر و خیالش را بیشتر از این دنبال کند</text:span><text:span text:style-name="T2">. </text:span><text:span text:style-name="T4">ماهیخوار آمد و او را برداشت و برد</text:span><text:span text:style-name="T2">. </text:span><text:span text:style-name="T4">ماهی کوچولو لای منقار دراز ماهیخوار دست و پا می‌زد، اما نمی‌توانست خودش را نجات بدهد</text:span><text:span text:style-name="T2">. </text:span><text:span text:style-name="T4">ماهیخوار کمرگاه او را چنان سفت و سخت گرفته بود که داشت جانش در می‌رفت</text:span><text:span text:style-name="T2">! </text:span><text:span text:style-name="T4">آخر، یک ماهی کوچولو چقدر می‌تواند بیرون از آب زنده بماند؟</text:span><text:span text:style-name="T2"><text:line-break/><text:line-break/></text:span><text:span text:style-name="T4">ماهی فکر کرد که کاش ماهیخوار همین حالا قورتش بدهد تا دستکم آب و رطوبت داخل شکم او، چند دقیقه‌ای جلو مرگش را بگیرد</text:span><text:span text:style-name="T2">. </text:span><text:span text:style-name="T4">با این فکر به ماهیخوار گفت</text:span><text:span text:style-name="T2">: «</text:span><text:span text:style-name="T4">چرا مرا زنده زنده قورت نمی‌دهی؟ من از آن ماهی‌هایی هستم که بعد از مردن، بدنشان پر از زهر می‌شود</text:span><text:span text:style-name="T2">.»<text:line-break/><text:line-break/></text:span><text:span text:style-name="T4">ماهیخوار چیزی نگفت، فکر کرد</text:span><text:span text:style-name="T2">: « </text:span><text:span text:style-name="T4">آی حقه‌باز</text:span><text:span text:style-name="T2">! </text:span><text:span text:style-name="T4">چه کلکی تو کارت است؟ نکند می‌خواهی مرا به حرف بیاوری که در بروی؟</text:span><text:span text:style-name="T2">»<text:line-break/><text:line-break/></text:span><text:span text:style-name="T4">خشکی از دور نمایان شده بود و نزدیکتر و نزدیکتر می‌شد</text:span><text:span text:style-name="T2">. </text:span><text:span text:style-name="T4">ماهی سیاه فکر کرد</text:span><text:span text:style-name="T2">: «</text:span><text:span text:style-name="T4">اگر به خشکی برسیم دیگر کار تمام است</text:span><text:span text:style-name="T2">.»<text:line-break/><text:line-break/></text:span><text:span text:style-name="T4">این بود که گفت</text:span><text:span text:style-name="T2">: «</text:span><text:span text:style-name="T4">می‌دانم که می‌خواهی مرا برای بچه‌ات ببری، اما تا به خشکی برسیم، من مُرده‌ام و بدنم کیسه‌ی پُر زهری شده</text:span><text:span text:style-name="T2">. </text:span><text:span text:style-name="T4">چرا به بچه‌هات رحم نمی‌کُنی؟</text:span><text:span text:style-name="T2">»<text:line-break/><text:line-break/></text:span><text:span text:style-name="T4">ماهیخوار فکر کرد</text:span><text:span text:style-name="T2">: «</text:span><text:span text:style-name="T4">احتیاط هم خوب کاری‌ست</text:span><text:span text:style-name="T2">! </text:span><text:span text:style-name="T4">تو را خودم می‌خورم و برای بچه‌هایم ماهی دیگری شکار می‌کنم</text:span><text:span text:style-name="T2">. . . </text:span><text:span text:style-name="T4">اما ببینم</text:span><text:span text:style-name="T2">. . . </text:span><text:span text:style-name="T4">کلکی تو کار نباشد؟ نه، هیچ کاری نمی‌توانی بکنی</text:span><text:span text:style-name="T2">!»<text:line-break/></text:span><text:span text:style-name="T2"><text:line-break/></text:span><text:span text:style-name="T4">ماهیخوار در همین فکرها بود که دید بدن ماهی سیاه، شل و بی‌حرکت ماند</text:span><text:span text:style-name="T2">. </text:span><text:span text:style-name="T4">با خودش فکر کرد</text:span><text:span text:style-name="T2">: «</text:span><text:span text:style-name="T4">یعنی مُرده؟ حالا دیگر خودم هم نمی‌توانم او را بخورم</text:span><text:span text:style-name="T2">. </text:span><text:span text:style-name="T4">ماهی به این نرم و نازکی را بیخود حرام کردم</text:span><text:span text:style-name="T2">!»<text:line-break/><text:line-break/></text:span><text:span text:style-name="T4">این بود که ماهی سیاه را صدا زد که بگوید</text:span><text:span text:style-name="T2">: «</text:span><text:span text:style-name="T4">آهای کوچولو</text:span><text:span text:style-name="T2">! </text:span><text:span text:style-name="T4">هنوز نیمه‌جانی داری که بتوانم بخورمت؟</text:span><text:span text:style-name="T2">»<text:line-break/><text:line-break/></text:span><text:soft-page-break/><text:span text:style-name="T4">اما نتوانست حرفش را تمام کند</text:span><text:span text:style-name="T2">. </text:span><text:span text:style-name="T4">چون همین‌که منقارش را باز کرد، ماهی سیاه جستی زد و پایین افتاد</text:span><text:span text:style-name="T2">. </text:span><text:span text:style-name="T4">ماهیخوار دید بد جوری کلاه سرش رفته، افتاد دنبال ماهی سیاه کوچولو</text:span><text:span text:style-name="T2">. </text:span><text:span text:style-name="T4">ماهی مثل برق در هوا شیرجه می‌رفت، از اشتیاق آب دریا، بیخود شده بود و دهن خشکش را به باد مرطوب دریا سپرده بود</text:span><text:span text:style-name="T2">. <text:line-break/><text:line-break/></text:span><text:span text:style-name="T4">اما تا رفت توی آب و نفسی تازه کرد، ماهیخوار مثل برق سر رسید و این‌بار چنان به‌سرعت ماهی را شکار کرد و قورت داد که ماهی تا مدتی نفهمید چه بلایی بر سرش آمده، فقط حس می‌کرد که همه جا مرطوب و تاریک است و راهی نیست و صدای گریه می‌آید</text:span><text:span text:style-name="T2">. </text:span><text:span text:style-name="T4">وقتی چشم‌هایش به تاریکی عادت کرد، ماهی بسیار ریزه‌یی را دید که گوشه‌ای کز کرده بود و گریه می‌کرد و ننه‌اش را می‌خواست</text:span><text:span text:style-name="T2">. <text:line-break/><text:line-break/></text:span><text:span text:style-name="T4">ماهی سیاه نزدیک شد و گفت</text:span><text:span text:style-name="T2">: «</text:span><text:span text:style-name="T4">کوچولو</text:span><text:span text:style-name="T2">! </text:span><text:span text:style-name="T4">پاشو درفکر چاره‌یی باش، گریه می‌کُنی و ننه‌ات را می‌خواهی که چه؟</text:span><text:span text:style-name="T2">»<text:line-break/><text:line-break/></text:span><text:span text:style-name="T4">ماهی‌ریزه گفت</text:span><text:span text:style-name="T2">: «</text:span><text:span text:style-name="T4">تو دیگر</text:span><text:span text:style-name="T2">. . . </text:span><text:span text:style-name="T4">کی هستی؟</text:span><text:span text:style-name="T2">. . . </text:span><text:span text:style-name="T4">مگر نمی‌بینی دارم </text:span><text:span text:style-name="T2">. . . </text:span><text:span text:style-name="T4">دارم از بین </text:span><text:span text:style-name="T2">. . .</text:span><text:span text:style-name="T4">می‌روم؟</text:span><text:span text:style-name="T2">. . . </text:span><text:span text:style-name="T4">اوهو </text:span><text:span text:style-name="T2">. . . </text:span><text:span text:style-name="T4">اوهو</text:span><text:span text:style-name="T2">. . . </text:span><text:span text:style-name="T4">اوهو</text:span><text:span text:style-name="T2">. . . </text:span><text:span text:style-name="T4">ننه</text:span><text:span text:style-name="T2">. . . </text:span><text:span text:style-name="T4">من</text:span><text:span text:style-name="T2">. . . </text:span><text:span text:style-name="T4">من دیگر نمی‌توانم با تو بیایم تور ماهیگیر را ته دریا ببرم</text:span><text:span text:style-name="T2">. . . </text:span><text:span text:style-name="T4">اوهو</text:span><text:span text:style-name="T2">. . .  </text:span><text:span text:style-name="T4">اوهو</text:span><text:span text:style-name="T2">!»<text:line-break/><text:line-break/></text:span><text:span text:style-name="T4">ماهی کوچولو گفت</text:span><text:span text:style-name="T2">: «</text:span><text:span text:style-name="T4">بس کُن بابا، تو که آبروی هر چه ماهی است، پاک بُردی</text:span><text:span text:style-name="T2">!»</text:span></text:p>
      <text:p text:style-name="P1"/>
      <text:p text:style-name="P1"><text:span text:style-name="T4">وقتی ماهی‌ریزه جلو گریه‌اش را گرفت، ماهی کوچولو گفت</text:span><text:span text:style-name="T2">: «</text:span><text:span text:style-name="T4">من می‌خواهم ماهیخوار را بکُشم و ماهی‌ها را آسوده کنم، اما قبلا باید تو را بیرون بفرستم که رسوایی بار نیاوری</text:span><text:span text:style-name="T2">.»<text:line-break/><text:line-break/></text:span><text:span text:style-name="T4">ماهی‌ریزه گفت</text:span><text:span text:style-name="T2">: «</text:span><text:span text:style-name="T4">تو که داری خودت می‌میری، چطوری می‌خواهی ماهیخوار را بکُشی؟</text:span><text:span text:style-name="T2">»<text:line-break/><text:line-break/></text:span><text:span text:style-name="T4">ماهی کوچولو خنجرش را نشان داد و گفت</text:span><text:span text:style-name="T2">: «</text:span><text:span text:style-name="T4">از همین تو، شکمش را پاره می‌کنُم، حالا گوش کُن ببین چه می‌گویم</text:span><text:span text:style-name="T2">: </text:span><text:span text:style-name="T4">من شروع می‌کُنم به وول‌خوردن و این‌ور و آن‌ور رفتن، که ماهیخوار قلقلکش بشود و همین‌که دهانش باز شد و شروع کرد به قاه قاه خندیدن، توبیرون بپر</text:span><text:span text:style-name="T2">.»<text:line-break/><text:line-break/></text:span><text:span text:style-name="T4">ماهی ریزه گفت</text:span><text:span text:style-name="T2">: «</text:span><text:span text:style-name="T4">پس خودت چی؟</text:span><text:span text:style-name="T2">»<text:line-break/></text:span><text:span text:style-name="T4">ماهی کوچولو گفت</text:span><text:span text:style-name="T2">: «</text:span><text:span text:style-name="T4">فکر مرا نکُن</text:span><text:span text:style-name="T2">. </text:span><text:span text:style-name="T4">من تا این بدجنس را نکُشم، بیرون نمی‌آیم</text:span><text:span text:style-name="T2">.»</text:span></text:p>
      <text:p text:style-name="P1"><text:span text:style-name="T4">ماهی سیاه این را گفت و شروع کرد به وول‌خوردن و این‌ور و آن‌ور رفتن و شکم ماهیخوار را قلقلک دادن</text:span><text:span text:style-name="T2">. </text:span><text:span text:style-name="T4">ماهی‌ریزه دم در معده‌ی ماهیخوار حاضر ایستاده بود</text:span><text:span text:style-name="T2">. </text:span><text:span text:style-name="T4">تا ماهیخوار دهانش را باز کرد و شروع کرد به قاه قاه خندیدن، ماهی‌ریزه از دهان ماهیخوار بیرون پرید و در رفت و کمی بعد در آب افتاد، اما هر چه منتظر ماند از ماهی سیاه خبری نشد</text:span><text:span text:style-name="T2">. <text:line-break/><text:line-break/></text:span><text:span text:style-name="T4">ناگهان دید ماهیخوار همینطور پیچ و تاب می‌خورد و فریاد می‌کشد، تا اینکه شروع کرد به دست و پا زدن و پایین آمدن و بعد شلپی افتاد توی آب و باز دست و پا زد تا از جنب و جوش افتاد، اما از ماهی سیاه کوچولو هیچ خبری نشد و تا به‌حال هم هیچ خبری نشده </text:span><text:span text:style-name="T2">. . .</text:span></text:p>
      <text:p text:style-name="P1"/>
      <text:p text:style-name="P1"><text:span text:style-name="T4">ماهی پیر قصه‌اش را تمام کرد و به دوازده هزار بچه و نوه‌اش گفت</text:span><text:span text:style-name="T2">: « </text:span><text:span text:style-name="T4">دیگر وقت خواب است بچه‌ها، بروید بخوابید</text:span><text:span text:style-name="T2">.»<text:line-break/></text:span><text:span text:style-name="T4">بچه‌ها و نوه‌ها گفتند</text:span><text:span text:style-name="T2">: «</text:span><text:span text:style-name="T4">مادربزرگ</text:span><text:span text:style-name="T2">! </text:span><text:span text:style-name="T4">نگفتی آن ماهی ریزه چطور شد</text:span><text:span text:style-name="T2">.»<text:line-break/></text:span><text:span text:style-name="T4">ماهی پیر گفت</text:span><text:span text:style-name="T2">: « </text:span><text:span text:style-name="T4">آن‌هم بماند برای فردا شب</text:span><text:span text:style-name="T2">. </text:span><text:span text:style-name="T4">حالا وقت خواب است، شب‌بخیر</text:span><text:span text:style-name="T2">!»</text:span></text:p>
      <text:p text:style-name="P2"><text:span text:style-name="T6">یازده هزار و نهصد و نود و نه ماهی کوچولو </text:span><text:span text:style-name="T7">«</text:span><text:span text:style-name="T6">شب‌بخیر</text:span><text:span text:style-name="T7">» </text:span><text:span text:style-name="T6">گفتند و رفتند خوابیدند</text:span><text:span text:style-name="T7">. </text:span><text:span text:style-name="T6">مادربزرگ هم خوابش برد، اما ماهی سرخ کوچولوئی هر چه کرد </text:span><text:soft-page-break/><text:span text:style-name="T6">خوابش نبرد</text:span><text:span text:style-name="T7">. </text:span><text:span text:style-name="T6">شب تا صبح همه‌اش در فکر دریا بود </text:span><text:span text:style-name="T7">.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Tahoma" svg:font-family="Tahoma" style:font-family-generic="swiss"/>
    <style:font-face style:name="XB Kayhan" svg:font-family="'XB Kayh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imes New Roman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9-02T16:06:22</meta:creation-date>
    <dc:date>2014-10-01T21:04:30</dc:date>
    <meta:editing-duration>P3DT14H49M27S</meta:editing-duration>
    <meta:editing-cycles>4</meta:editing-cycles>
    <meta:generator>OpenOffice/4.1.0$Unix OpenOffice.org_project/410m18$Build-9764</meta:generator>
    <meta:document-statistic meta:table-count="0" meta:image-count="2" meta:object-count="0" meta:page-count="12" meta:paragraph-count="43" meta:word-count="5696" meta:character-count="25091"/>
  </office:meta>
</office:document-meta>
</file>